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12.252cm"/>
    </style:style>
    <style:style style:name="co2" style:family="table-column">
      <style:table-column-properties fo:break-before="auto" style:column-width="16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767cm"/>
    </style:style>
    <style:style style:name="co5" style:family="table-column">
      <style:table-column-properties fo:break-before="auto" style:column-width="20.832cm"/>
    </style:style>
    <style:style style:name="co6" style:family="table-column">
      <style:table-column-properties fo:break-before="auto" style:column-width="19.447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0.66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0.416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0.494cm"/>
    </style:style>
    <style:style style:name="co16" style:family="table-column">
      <style:table-column-properties fo:break-before="auto" style:column-width="0.379cm"/>
    </style:style>
    <style:style style:name="co17" style:family="table-column">
      <style:table-column-properties fo:break-before="auto" style:column-width="0.686cm"/>
    </style:style>
    <style:style style:name="co18" style:family="table-column">
      <style:table-column-properties fo:break-before="auto" style:column-width="0.658cm"/>
    </style:style>
    <style:style style:name="co19" style:family="table-column">
      <style:table-column-properties fo:break-before="auto" style:column-width="0.584cm"/>
    </style:style>
    <style:style style:name="co20" style:family="table-column">
      <style:table-column-properties fo:break-before="auto" style:column-width="0.471cm"/>
    </style:style>
    <style:style style:name="co21" style:family="table-column">
      <style:table-column-properties fo:break-before="auto" style:column-width="19.537cm"/>
    </style:style>
    <style:style style:name="co22" style:family="table-column">
      <style:table-column-properties fo:break-before="auto" style:column-width="25.869cm"/>
    </style:style>
    <style:style style:name="co23" style:family="table-column">
      <style:table-column-properties fo:break-before="auto" style:column-width="1.016cm"/>
    </style:style>
    <style:style style:name="co24" style:family="table-column">
      <style:table-column-properties fo:break-before="auto" style:column-width="24.634cm"/>
    </style:style>
    <style:style style:name="co25" style:family="table-column">
      <style:table-column-properties fo:break-before="auto" style:column-width="1.27cm"/>
    </style:style>
    <style:style style:name="co26" style:family="table-column">
      <style:table-column-properties fo:break-before="auto" style:column-width="10.253cm"/>
    </style:style>
    <style:style style:name="co27" style:family="table-column">
      <style:table-column-properties fo:break-before="auto" style:column-width="1.307cm"/>
    </style:style>
    <style:style style:name="co28" style:family="table-column">
      <style:table-column-properties fo:break-before="auto" style:column-width="1.326cm"/>
    </style:style>
    <style:style style:name="co29" style:family="table-column">
      <style:table-column-properties fo:break-before="auto" style:column-width="1.02cm"/>
    </style:style>
    <style:style style:name="co30" style:family="table-column">
      <style:table-column-properties fo:break-before="auto" style:column-width="0.766cm"/>
    </style:style>
    <style:style style:name="co31" style:family="table-column">
      <style:table-column-properties fo:break-before="auto" style:column-width="1.446cm"/>
    </style:style>
    <style:style style:name="co32" style:family="table-column">
      <style:table-column-properties fo:break-before="auto" style:column-width="0.817cm"/>
    </style:style>
    <style:style style:name="co33" style:family="table-column">
      <style:table-column-properties fo:break-before="auto" style:column-width="0.67cm"/>
    </style:style>
    <style:style style:name="co34" style:family="table-column">
      <style:table-column-properties fo:break-before="auto" style:column-width="0.711cm"/>
    </style:style>
    <style:style style:name="co35" style:family="table-column">
      <style:table-column-properties fo:break-before="auto" style:column-width="0.811cm"/>
    </style:style>
    <style:style style:name="co36" style:family="table-column">
      <style:table-column-properties fo:break-before="auto" style:column-width="2.15cm"/>
    </style:style>
    <style:style style:name="co37" style:family="table-column">
      <style:table-column-properties fo:break-before="auto" style:column-width="25.058cm"/>
    </style:style>
    <style:style style:name="co38" style:family="table-column">
      <style:table-column-properties fo:break-before="auto" style:column-width="2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596cm" fo:break-before="auto" style:use-optimal-row-height="true"/>
    </style:style>
    <style:style style:name="ro3" style:family="table-row">
      <style:table-row-properties style:row-height="3.228cm" fo:break-before="auto" style:use-optimal-row-height="true"/>
    </style:style>
    <style:style style:name="ro4" style:family="table-row">
      <style:table-row-properties style:row-height="2.842cm" fo:break-before="auto" style:use-optimal-row-height="true"/>
    </style:style>
    <style:style style:name="ro5" style:family="table-row">
      <style:table-row-properties style:row-height="3.2cm" fo:break-before="auto" style:use-optimal-row-height="true"/>
    </style:style>
    <style:style style:name="ro6" style:family="table-row">
      <style:table-row-properties style:row-height="22.179cm" fo:break-before="auto" style:use-optimal-row-height="true"/>
    </style:style>
    <style:style style:name="ro7" style:family="table-row">
      <style:table-row-properties style:row-height="5.581cm" fo:break-before="auto" style:use-optimal-row-height="true"/>
    </style:style>
    <style:style style:name="ro8" style:family="table-row">
      <style:table-row-properties style:row-height="5.861cm" fo:break-before="auto" style:use-optimal-row-height="true"/>
    </style:style>
    <style:style style:name="ro9" style:family="table-row">
      <style:table-row-properties style:row-height="6.765cm" fo:break-before="auto" style:use-optimal-row-height="true"/>
    </style:style>
    <style:style style:name="ro10" style:family="table-row">
      <style:table-row-properties style:row-height="2.667cm" fo:break-before="auto" style:use-optimal-row-height="true"/>
    </style:style>
    <style:style style:name="ro11" style:family="table-row">
      <style:table-row-properties style:row-height="3.246cm" fo:break-before="auto" style:use-optimal-row-height="true"/>
    </style:style>
    <style:style style:name="ro12" style:family="table-row">
      <style:table-row-properties style:row-height="2.025cm" fo:break-before="auto" style:use-optimal-row-height="true"/>
    </style:style>
    <style:style style:name="ro13" style:family="table-row">
      <style:table-row-properties style:row-height="1.221cm" fo:break-before="auto" style:use-optimal-row-height="true"/>
    </style:style>
    <style:style style:name="ro14" style:family="table-row">
      <style:table-row-properties style:row-height="1.616cm" fo:break-before="auto" style:use-optimal-row-height="true"/>
    </style:style>
    <style:style style:name="ro15" style:family="table-row">
      <style:table-row-properties style:row-height="2.011cm" fo:break-before="auto" style:use-optimal-row-height="true"/>
    </style:style>
    <style:style style:name="ro16" style:family="table-row">
      <style:table-row-properties style:row-height="0.827cm" fo:break-before="auto" style:use-optimal-row-height="true"/>
    </style:style>
    <style:style style:name="ro17" style:family="table-row">
      <style:table-row-properties style:row-height="2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fo:border="0.74pt solid #000000"/>
    </style:style>
    <style:style style:name="ce4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order="0.74pt solid #000000"/>
    </style:style>
    <style:style style:name="ce7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cm"/>
    </style:style>
    <style:style style:name="ce10" style:family="table-cell" style:parent-style-name="Default" style:data-style-name="N100"/>
    <style:style style:name="ce8" style:family="table-cell" style:parent-style-name="Default">
      <style:table-cell-properties fo:background-color="#729fcf" fo:border="0.74pt solid #000000"/>
      <style:text-properties fo:color="#ffffff"/>
    </style:style>
    <style:style style:name="ce12" style:family="table-cell" style:parent-style-name="Default">
      <style:table-cell-properties fo:background-color="#729fcf" fo:border="0.74pt solid #000000"/>
      <style:text-properties fo:color="#ffffff" style:font-name="Liberation Serif" style:font-name-asian="DejaVu Sans" style:font-name-complex="Noto Sans Arabic UI"/>
    </style:style>
    <style:style style:name="ce9" style:family="table-cell" style:parent-style-name="Default">
      <style:table-cell-properties fo:background-color="#b4c7dc" fo:border="0.74pt solid #000000"/>
    </style:style>
    <style:style style:name="ce14" style:family="table-cell" style:parent-style-name="Default">
      <style:table-cell-properties fo:background-color="#b4c7dc" fo:border="0.74pt solid #000000"/>
      <style:text-properties style:text-underline-style="solid" style:text-underline-width="auto" style:text-underline-color="font-color"/>
    </style:style>
    <style:style style:name="ce40" style:family="table-cell" style:parent-style-name="Default">
      <style:table-cell-properties fo:background-color="#ffbf00" fo:border="0.74pt solid #000000"/>
      <style:text-properties fo:color="#ffffff"/>
    </style:style>
    <style:style style:name="ce41" style:family="table-cell" style:parent-style-name="Default">
      <style:table-cell-properties fo:background-color="transparent" fo:border="0.74pt solid #000000"/>
    </style:style>
    <style:style style:name="ce42" style:family="table-cell" style:parent-style-name="Default">
      <style:table-cell-properties fo:background-color="#ffbf00" fo:border="0.74pt solid #000000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" style:family="table-cell" style:parent-style-name="Default">
      <style:table-cell-properties fo:background-color="transparent" fo:border="0.74pt solid #000000"/>
      <style:text-properties style:font-name="F" fo:font-size="12pt"/>
    </style:style>
    <style:style style:name="ce16" style:family="table-cell" style:parent-style-name="Default">
      <style:table-cell-properties fo:background-color="transparent" fo:border="0.74pt solid #000000"/>
      <style:text-properties fo:color="#000000" fo:font-size="8pt" style:font-size-asian="8pt" style:font-size-complex="8pt"/>
    </style:style>
    <style:style style:name="ce28" style:family="table-cell" style:parent-style-name="Default" style:data-style-name="N0">
      <style:table-cell-properties fo:background-color="#efefe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>
      <style:table-cell-properties fo:border-bottom="none" fo:background-color="transparent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transparent" fo:border-left="0.74pt solid #000000" fo:border-right="0.74pt solid #000000" fo:border-top="none"/>
      <style:text-properties fo:color="#000000" style:text-outline="false" style:text-line-through-style="none" style:text-line-through-type="none" style:font-name="Liberation Sans" fo:font-size="8pt" fo:language="ca" fo:country="ES" fo:font-style="normal" fo:text-shadow="none" style:text-underline-style="none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name-complex="Noto Sans Devanagari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33" style:family="table-cell" style:parent-style-name="Default">
      <style:table-cell-properties fo:border-bottom="none" fo:background-color="transparent" fo:border-left="0.74pt solid #000000" fo:border-right="0.74pt solid #000000" fo:border-top="none"/>
      <style:text-properties fo:color="#000000" fo:font-size="8pt" style:font-size-asian="8pt" style:font-size-complex="8pt"/>
    </style:style>
    <style:style style:name="ce34" style:family="table-cell" style:parent-style-name="Default">
      <style:table-cell-properties fo:border-bottom="none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74pt solid #000000" fo:border-right="0.74pt solid #000000" fo:border-top="none"/>
    </style:style>
    <style:style style:name="ce3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6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47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F" fo:font-size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Liberation Sans" fo:font-size="8pt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ize-asian="8pt" style:font-size-complex="8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Liberation Sans" fo:font-size="8pt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ize-asian="8pt" style:font-size-complex="8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Liberation Sans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tyle-asian="normal" style:font-style-complex="normal" style:text-emphasize="none" style:font-relief="none" style:text-overline-style="none" style:text-overline-color="font-color" fo:font-size="10pt" fo:font-weight="normal" style:font-size-asian="10pt" style:font-size-complex="10pt" style:font-weight-asian="normal" style:font-weight-complex="normal"/>
    </style:style>
    <style:style style:name="T7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tyle-asian="normal" style:font-style-complex="normal" style:text-emphasize="none" style:font-relief="none" style:text-overline-style="none" style:text-overline-color="font-color" fo:color="#000000" fo:font-size="8pt" fo:font-weight="bold" style:font-size-asian="8pt" style:font-size-complex="8pt" style:font-weight-asian="bold" style:font-weight-complex="bold"/>
    </style:style>
    <style:style style:name="T8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/>
    </style:style>
    <style:style style:name="T9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10" style:family="text">
      <style:text-properties fo:font-weight="bold" style:font-weight-complex="bold" style:language-complex="hi" style:country-complex="IN" style:text-overline-style="none" style:text-overline-color="font-color" style:font-name="Liberation Sans" fo:font-size="8pt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fo:color="#000000" style:font-name-asian="Noto Sans CJK SC" style:font-name-complex="Noto Sans Devanagari" style:font-size-asian="8pt" style:font-size-complex="8pt" style:font-style-asian="normal" style:font-style-complex="normal" style:text-emphasize="none" style:font-relief="none" style:font-weight-asian="bold"/>
    </style:style>
    <style:style style:name="T11" style:family="text">
      <style:text-properties style:language-complex="hi" style:country-complex="IN" style:text-overline-style="none" style:text-overline-color="font-color" style:font-name="Liberation Sans" fo:font-size="8pt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fo:color="#000000" style:font-name-asian="Noto Sans CJK SC" style:font-name-complex="Noto Sans Devanagari" style:font-size-asian="8pt" style:font-size-complex="8pt" style:font-style-asian="normal" style:font-style-complex="normal" style:text-emphasize="none" style:font-relief="none" style:font-weight-complex="normal" style:font-weight-asian="normal" fo:font-weight="normal"/>
    </style:style>
    <style:style style:name="T12" style:family="text">
      <style:text-properties style:text-emphasize="none" style:text-overline-style="none" style:text-overline-color="font-color" style:font-style-complex="normal" style:font-style-asian="normal" style:font-weight-complex="bold" style:font-weight-asian="bold" style:font-size-complex="8pt" style:font-size-asian="8pt" style:font-name-complex="Noto Sans Devanagari" style:font-name-asian="Noto Sans CJK SC" style:language-complex="hi" style:country-complex="IN" style:language-asian="zh" style:country-asian="CN" style:text-line-through-mode="continuous" fo:color="#000000" fo:language="ca" fo:country="ES" style:text-outline="false" fo:font-style="normal" style:text-line-through-type="none" style:text-underline-style="none" style:text-underline-color="font-color" fo:font-weight="bold" fo:font-size="8pt" style:font-name="Liberation Sans" fo:text-shadow="none" style:font-relief="none"/>
    </style:style>
    <style:style style:name="T13" style:family="text">
      <style:text-properties style:text-emphasize="none" style:text-overline-style="none" style:text-overline-color="font-color" style:font-style-complex="normal" style:font-style-asian="normal" style:font-size-complex="8pt" style:font-size-asian="8pt" style:font-name-complex="Noto Sans Devanagari" style:font-name-asian="Noto Sans CJK SC" style:language-complex="hi" style:country-complex="IN" style:language-asian="zh" style:country-asian="CN" style:text-line-through-mode="continuous" fo:color="#000000" fo:language="ca" fo:country="ES" style:text-outline="false" fo:font-style="normal" style:text-line-through-type="none" style:text-underline-style="none" style:text-underline-color="font-color" fo:font-size="8pt" style:font-name="Liberation Sans" fo:text-shadow="none" style:font-relief="none" style:font-weight-complex="normal" style:font-weight-asian="normal" fo:font-weight="normal"/>
    </style:style>
    <style:style style:name="T14" style:family="text">
      <style:text-properties style:text-emphasize="none" style:font-name-complex="Noto Sans Devanagari" fo:text-shadow="none" fo:font-weight="bold" style:font-name-asian="Noto Sans CJK SC" style:language-complex="hi" style:country-complex="IN" style:font-size-asian="8pt" style:text-line-through-type="none" fo:font-style="normal" style:text-outline="false" fo:language="ca" fo:country="ES" style:language-asian="zh" style:country-asian="CN" fo:color="#000000" style:text-overline-style="none" style:text-overline-color="font-color" style:font-name="Liberation Sans" style:font-size-complex="8pt" style:font-weight-asian="bold" style:font-weight-complex="bold" style:font-style-asian="normal" style:font-style-complex="normal" style:text-line-through-mode="continuous" style:text-underline-style="none" style:text-underline-color="font-color" style:font-relief="none" fo:font-size="8pt"/>
    </style:style>
    <style:style style:name="T15" style:family="text">
      <style:text-properties style:text-emphasize="none" style:font-name-complex="Noto Sans Devanagari" fo:text-shadow="none" style:font-name-asian="Noto Sans CJK SC" style:language-complex="hi" style:country-complex="IN" style:font-size-asian="8pt" style:text-line-through-type="none" fo:font-style="normal" style:text-outline="false" fo:language="ca" fo:country="ES" style:language-asian="zh" style:country-asian="CN" fo:color="#000000" style:text-overline-style="none" style:text-overline-color="font-color" style:font-name="Liberation Sans" style:font-size-complex="8pt" style:font-style-asian="normal" style:font-style-complex="normal" style:text-line-through-mode="continuous" style:text-underline-style="none" style:text-underline-color="font-color" style:font-relief="none" fo:font-size="8pt" style:font-weight-complex="normal" style:font-weight-asian="normal" fo:font-weight="normal"/>
    </style:style>
    <style:style style:name="T16" style:family="text">
      <style:text-properties style:font-weight-complex="normal" style:font-weight-asian="normal" fo:font-weight="normal" fo:text-shadow="none" style:text-overline-style="none" style:text-overline-color="font-color" style:text-emphasize="none" style:font-style-asian="normal" style:font-size-asian="8pt" style:font-name-complex="Noto Sans Devanagari" style:font-name-asian="Noto Sans CJK SC" style:language-complex="hi" style:country-complex="IN" style:language-asian="zh" style:country-asian="CN" fo:language="ca" fo:country="ES" style:text-line-through-mode="continuous" style:text-line-through-type="none" style:text-underline-style="none" style:text-underline-color="font-color" fo:font-size="8pt" style:font-name="Liberation Sans" fo:color="#000000" style:font-size-complex="8pt" style:text-outline="false" fo:font-style="normal" style:font-style-complex="normal" style:font-relief="none"/>
    </style:style>
    <style:style style:name="T17" style:family="text">
      <style:text-properties style:text-underline-style="none" style:text-underline-color="font-color" style:text-overline-style="none" style:text-overline-color="font-color" style:text-line-through-type="none" style:language-complex="hi" style:country-complex="IN" fo:font-size="8pt" style:font-name-asian="Noto Sans CJK SC" fo:language="ca" fo:country="ES" style:text-line-through-mode="continuous" fo:text-shadow="none" style:text-outline="false" style:font-name-complex="Noto Sans Devanagari" style:font-size-asian="8pt" fo:font-weight="bold" style:font-relief="none" style:font-style-complex="normal" style:font-weight-complex="bold" style:font-size-complex="8pt" style:language-asian="zh" style:country-asian="CN" fo:color="#000000" style:font-name="Liberation Sans" style:font-weight-asian="bold" style:font-style-asian="normal" style:text-emphasize="none" fo:font-style="normal"/>
    </style:style>
    <style:style style:name="T18" style:family="text">
      <style:text-properties style:text-underline-style="none" style:text-underline-color="font-color" style:text-overline-style="none" style:text-overline-color="font-color" style:text-line-through-type="none" style:language-complex="hi" style:country-complex="IN" style:font-name-asian="Noto Sans CJK SC" fo:language="ca" fo:country="ES" style:text-line-through-mode="continuous" fo:text-shadow="none" style:text-outline="false" style:font-name-complex="Noto Sans Devanagari" style:font-relief="none" style:font-style-complex="normal" style:language-asian="zh" style:country-asian="CN" style:font-name="Liberation Sans" style:font-style-asian="normal" style:text-emphasize="none" fo:font-style="normal" style:font-weight-complex="normal" style:font-weight-asian="normal" style:font-size-complex="10pt" style:font-size-asian="10pt" fo:font-size="10pt" fo:font-weight="normal"/>
    </style:style>
    <style:style style:name="T19" style:family="text">
      <style:text-properties style:text-underline-style="none" style:text-underline-color="font-color" style:text-overline-style="none" style:text-overline-color="font-color" style:text-line-through-type="none" style:language-complex="hi" style:country-complex="IN" style:font-name-asian="Noto Sans CJK SC" fo:language="ca" fo:country="ES" style:text-line-through-mode="continuous" fo:text-shadow="none" style:text-outline="false" style:font-name-complex="Noto Sans Devanagari" style:font-relief="none" style:font-style-complex="normal" style:language-asian="zh" style:country-asian="CN" style:font-name="Liberation Sans" style:font-style-asian="normal" style:text-emphasize="none" fo:font-style="normal" fo:font-size="10pt" fo:font-weight="normal" style:font-size-asian="10pt" style:font-size-complex="10pt" style:font-weight-asian="normal" style:font-weight-complex="normal"/>
    </style:style>
    <style:style style:name="T20" style:family="text">
      <style:text-properties style:language-asian="zh" style:country-asian="CN" style:font-weight-asian="bold" style:font-size-complex="8pt" style:language-complex="hi" style:country-complex="IN" fo:language="ca" fo:country="ES" style:font-style-complex="normal" style:font-name-asian="Noto Sans CJK SC" style:text-line-through-mode="continuous" style:font-name-complex="Noto Sans Devanagari" fo:font-size="8pt" fo:color="#000000" style:font-size-asian="8pt" style:font-weight-complex="bold" style:text-underline-style="none" style:text-underline-color="font-color" style:font-style-asian="normal" style:text-overline-style="none" style:text-overline-color="font-color" style:text-emphasize="none" style:font-name="Liberation Sans" style:text-line-through-type="none" fo:font-style="normal" style:text-outline="false" fo:text-shadow="none" fo:font-weight="bold" style:font-relief="none"/>
    </style:style>
    <style:style style:name="T21" style:family="text">
      <style:text-properties style:language-asian="zh" style:country-asian="CN" style:language-complex="hi" style:country-complex="IN" fo:language="ca" fo:country="ES" style:font-style-complex="normal" style:font-name-asian="Noto Sans CJK SC" style:text-line-through-mode="continuous" style:font-name-complex="Noto Sans Devanagari" style:text-underline-style="none" style:text-underline-color="font-color" style:font-style-asian="normal" style:text-overline-style="none" style:text-overline-color="font-color" style:text-emphasize="none" style:font-name="Liberation Sans" style:text-line-through-type="none" fo:font-style="normal" style:text-outline="false" fo:text-shadow="none" style:font-relief="none" fo:font-size="10pt" fo:font-weight="normal" style:font-size-asian="10pt" style:font-size-complex="10pt" style:font-weight-asian="normal" style:font-weight-complex="normal"/>
    </style:style>
    <style:style style:name="T22" style:family="text">
      <style:text-properties style:font-style-complex="normal" fo:font-size="8pt" style:font-weight-complex="bold" fo:color="#000000" style:font-size-asian="8pt" style:font-size-complex="8pt" fo:font-weight="bold" style:font-weight-asian="bold" fo:language="ca" fo:country="ES" style:font-name="Liberation Sans" style:font-relief="none" style:font-style-asian="normal" fo:text-shadow="none" style:font-name-complex="Noto Sans Devanagari" style:text-outline="false" style:text-emphasize="none" style:font-name-asian="Noto Sans CJK SC" style:text-overline-style="none" style:text-overline-color="font-color" style:language-asian="zh" style:country-asian="CN" style:language-complex="hi" style:country-complex="IN" style:text-line-through-mode="continuous" fo:font-style="normal" style:text-line-through-type="none" style:text-underline-style="none" style:text-underline-color="font-color"/>
    </style:style>
    <style:style style:name="T23" style:family="text">
      <style:text-properties style:font-style-complex="normal" fo:language="ca" fo:country="ES" style:font-name="Liberation Sans" style:font-relief="none" style:font-style-asian="normal" fo:text-shadow="none" style:font-name-complex="Noto Sans Devanagari" style:text-outline="false" style:text-emphasize="none" style:font-name-asian="Noto Sans CJK SC" style:text-overline-style="none" style:text-overline-color="font-color" style:language-asian="zh" style:country-asian="CN" style:language-complex="hi" style:country-complex="IN" style:text-line-through-mode="continuous" fo:font-style="normal" style:text-line-through-type="none" style:text-underline-style="none" style:text-underline-color="font-color" fo:font-weight="normal" fo:font-size="10pt" style:font-weight-asian="normal" style:font-weight-complex="normal" style:font-size-complex="10pt" style:font-size-asian="10pt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D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row table:style-name="ro1">
          <table:table-cell table:style-name="ce32" office:value-type="string" calcext:value-type="string">
            <text:p>Certificat Professional</text:p>
          </table:table-cell>
          <table:table-cell table:style-name="ce32" office:value-type="string" calcext:value-type="string">
            <text:p>Unitats/Estàndards de competència</text:p>
          </table:table-cell>
          <table:table-cell table:style-name="ce4" office:value-type="string" calcext:value-type="string">
            <text:p>Codi</text:p>
          </table:table-cell>
          <table:table-cell table:style-name="ce32" office:value-type="string" calcext:value-type="string">
            <text:p>Mòdul Professional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Gestió de sistemes informàtics IFC152_3</text:p>
          </table:table-cell>
          <table:table-cell table:style-name="ce26" office:value-type="string" calcext:value-type="string">
            <text:p>UC0484_3</text:p>
          </table:table-cell>
          <table:table-cell table:style-name="ce6" office:value-type="string" calcext:value-type="string">
            <text:p>0371</text:p>
          </table:table-cell>
          <table:table-cell table:style-name="ce26" office:value-type="string" calcext:value-type="string">
            <text:p>Fonaments de maquinari</text:p>
          </table:table-cell>
        </table:table-row>
        <table:table-row table:style-name="ro1">
          <table:covered-table-cell table:style-name="ce2"/>
          <table:table-cell table:style-name="ce26" office:value-type="string" calcext:value-type="string">
            <text:p>UC0486_3</text:p>
          </table:table-cell>
          <table:table-cell table:style-name="ce6" office:value-type="string" calcext:value-type="string">
            <text:p>0378</text:p>
          </table:table-cell>
          <table:table-cell table:style-name="ce26" office:value-type="string" calcext:value-type="string">
            <text:p>Seguretat i alta disponibilitat</text:p>
          </table:table-cell>
        </table:table-row>
        <table:table-row table:style-name="ro1">
          <table:covered-table-cell table:style-name="ce2"/>
          <table:table-cell table:style-name="ce2" office:value-type="string" calcext:value-type="string" table:number-columns-spanned="1" table:number-rows-spanned="2">
            <text:p>UC0485_3</text:p>
          </table:table-cell>
          <table:table-cell table:style-name="ce6" office:value-type="string" calcext:value-type="string">
            <text:p>0369</text:p>
          </table:table-cell>
          <table:table-cell table:style-name="ce26" office:value-type="string" calcext:value-type="string">
            <text:p>Implantació de sistemes operatius</text:p>
          </table:table-cell>
        </table:table-row>
        <table:table-row table:style-name="ro1">
          <table:covered-table-cell table:number-columns-repeated="2" table:style-name="ce2"/>
          <table:table-cell table:style-name="ce6" office:value-type="string" calcext:value-type="string">
            <text:p>0374</text:p>
          </table:table-cell>
          <table:table-cell table:style-name="ce26" office:value-type="string" calcext:value-type="string">
            <text:p>Administració de sistemes operatius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Administració de serveis a internet IFC156_3</text:p>
          </table:table-cell>
          <table:table-cell table:style-name="ce26" office:value-type="string" calcext:value-type="string">
            <text:p>UC0495_3</text:p>
          </table:table-cell>
          <table:table-cell table:style-name="ce6" office:value-type="string" calcext:value-type="string" table:number-columns-spanned="1" table:number-rows-spanned="3">
            <text:p>0375</text:p>
          </table:table-cell>
          <table:table-cell table:style-name="ce2" office:value-type="string" calcext:value-type="string" table:number-columns-spanned="1" table:number-rows-spanned="3">
            <text:p>Serveis de xarxa i internet</text:p>
          </table:table-cell>
        </table:table-row>
        <table:table-row table:style-name="ro1">
          <table:covered-table-cell table:style-name="ce2"/>
          <table:table-cell table:style-name="ce26" office:value-type="string" calcext:value-type="string">
            <text:p>UC0496_3</text:p>
          </table:table-cell>
          <table:covered-table-cell table:style-name="ce6"/>
          <table:covered-table-cell table:style-name="ce2"/>
        </table:table-row>
        <table:table-row table:style-name="ro1">
          <table:covered-table-cell table:style-name="ce2"/>
          <table:table-cell table:style-name="ce26" office:value-type="string" calcext:value-type="string">
            <text:p>UC0497_3</text:p>
          </table:table-cell>
          <table:covered-table-cell table:style-name="ce6"/>
          <table:covered-table-cell table:style-name="ce2"/>
        </table:table-row>
        <table:table-row table:style-name="ro1">
          <table:covered-table-cell table:style-name="ce2"/>
          <table:table-cell table:style-name="ce26" office:value-type="string" calcext:value-type="string">
            <text:p>UC0490_3</text:p>
          </table:table-cell>
          <table:table-cell table:style-name="ce7" office:value-type="float" office:value="374" calcext:value-type="float">
            <text:p>374</text:p>
          </table:table-cell>
          <table:table-cell table:style-name="ce26" office:value-type="string" calcext:value-type="string">
            <text:p>Administració de sistemes operatiu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Administració de base de dades IFC079_3</text:p>
          </table:table-cell>
          <table:table-cell table:style-name="ce26" office:value-type="string" calcext:value-type="string">
            <text:p>UC0223_3</text:p>
          </table:table-cell>
          <table:table-cell table:style-name="ce6" office:value-type="string" calcext:value-type="string">
            <text:p>0371</text:p>
          </table:table-cell>
          <table:table-cell table:style-name="ce26" office:value-type="string" calcext:value-type="string">
            <text:p>Fonaments de maquinari</text:p>
          </table:table-cell>
        </table:table-row>
        <table:table-row table:style-name="ro1">
          <table:covered-table-cell table:style-name="ce2"/>
          <table:table-cell table:style-name="ce26" office:value-type="string" calcext:value-type="string">
            <text:p>UC0224_3</text:p>
          </table:table-cell>
          <table:table-cell table:style-name="ce6" office:value-type="string" calcext:value-type="string">
            <text:p>0377</text:p>
          </table:table-cell>
          <table:table-cell table:style-name="ce26" office:value-type="string" calcext:value-type="string">
            <text:p>Administració de sistemes gestors de bases de dades</text:p>
          </table:table-cell>
        </table:table-row>
        <table:table-row table:style-name="ro1">
          <table:covered-table-cell table:style-name="ce2"/>
          <table:table-cell table:style-name="ce26" office:value-type="string" calcext:value-type="string">
            <text:p>UC0225_3</text:p>
          </table:table-cell>
          <table:table-cell table:style-name="ce6" office:value-type="string" calcext:value-type="string">
            <text:p>0372</text:p>
          </table:table-cell>
          <table:table-cell table:style-name="ce26" office:value-type="string" calcext:value-type="string">
            <text:p>Gestió de bases de dades</text:p>
          </table:table-cell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alificacions_professionals_DAM_incompletes" table:style-name="ta1">
        <table:table-column table:style-name="co5" table:default-cell-style-name="Default"/>
        <table:table-column table:style-name="co6" table:default-cell-style-name="ce2"/>
        <table:table-row table:style-name="ro1">
          <table:table-cell table:style-name="ce32" office:value-type="string" calcext:value-type="string">
            <text:p>Certificat Professional</text:p>
          </table:table-cell>
          <table:table-cell table:style-name="ce32" office:value-type="string" calcext:value-type="string">
            <text:p>Unitats/Estàndards de competència</text:p>
          </table:table-cell>
        </table:table-row>
        <table:table-row table:style-name="ro1">
          <table:table-cell table:style-name="ce2" office:value-type="string" calcext:value-type="string">
            <text:p>Desenvolupament d’aplicacions amb tecnologia web IFC154_3</text:p>
          </table:table-cell>
          <table:table-cell office:value-type="string" calcext:value-type="string">
            <text:p>UC0493_3 Implementar, verificar i documentar aplicacions web a entorns internet, intraner i extranet.</text:p>
          </table:table-cell>
        </table:table-row>
        <table:table-row table:style-name="ro1">
          <table:table-cell table:style-name="ce2" table:number-columns-spanned="1" table:number-rows-spanned="3"/>
          <table:table-cell/>
        </table:table-row>
        <table:table-row table:style-name="ro1">
          <table:covered-table-cell/>
          <table:table-cell table:style-name="Default"/>
        </table:table-row>
        <table:table-row table:style-name="ro1">
          <table:covered-table-cell/>
          <table:table-cell table:style-name="Default"/>
        </table:table-row>
      </table:table>
      <table:table table:name="contribucio_cp" table:style-name="ta1">
        <table:table-column table:style-name="co7" table:default-cell-style-name="ce8"/>
        <table:table-column table:style-name="co8" table:number-columns-repeated="9" table:default-cell-style-name="ce9"/>
        <table:table-column table:style-name="co9" table:default-cell-style-name="ce9"/>
        <table:table-column table:style-name="co10" table:default-cell-style-name="ce9"/>
        <table:table-column table:style-name="co9" table:default-cell-style-name="ce9"/>
        <table:table-column table:style-name="co11" table:default-cell-style-name="ce9"/>
        <table:table-column table:style-name="co10" table:default-cell-style-name="ce9"/>
        <table:table-column table:style-name="co10" table:number-columns-repeated="4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EF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69 ISO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70 PA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71 FWH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72 GBD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0374 ASO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75 SE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76 IAW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77 ASGB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378 SAD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79 PIM</text:p>
          </table:table-cell>
          <table:table-cell table:number-columns-repeated="14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80 IPO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381 IPO2</text:p>
          </table:table-cell>
          <table:table-cell table:number-columns-repeated="7"/>
          <table:table-cell table:style-name="ce14"/>
          <table:table-cell table:number-columns-repeated="12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20"/>
        </table:table-row>
      </table:table>
      <table:table table:name="contribucio_ra_cp" table:style-name="ta1">
        <table:table-column table:style-name="co13" table:default-cell-style-name="ce40"/>
        <table:table-column table:style-name="co14" table:number-columns-repeated="3" table:default-cell-style-name="ce41"/>
        <table:table-column table:style-name="co15" table:default-cell-style-name="ce41"/>
        <table:table-column table:style-name="co14" table:default-cell-style-name="ce41"/>
        <table:table-column table:style-name="co16" table:default-cell-style-name="ce41"/>
        <table:table-column table:style-name="co15" table:number-columns-repeated="2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17" table:default-cell-style-name="ce41"/>
        <table:table-column table:style-name="co19" table:default-cell-style-name="ce41"/>
        <table:table-column table:style-name="co15" table:number-columns-repeated="5" table:default-cell-style-name="ce41"/>
        <table:table-column table:style-name="co14" table:default-cell-style-name="ce41"/>
        <table:table-column table:style-name="co20" table:default-cell-style-name="ce41"/>
        <table:table-row table:style-name="ro1">
          <table:table-cell office:value-type="string" calcext:value-type="string">
            <text:p>R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table:number-columns-repeated="6"/>
        </table:table-row>
        <table:table-row table:style-name="ro1">
          <table:table-cell office:value-type="string" calcext:value-type="string">
            <text:p>RA1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3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4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5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6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7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8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2"/>
        </table:table-row>
      </table:table>
      <table:table table:name="ra_ca" table:style-name="ta1">
        <table:table-column table:style-name="co3" table:default-cell-style-name="ce43"/>
        <table:table-column table:style-name="co21" table:default-cell-style-name="ce41"/>
        <table:table-column table:style-name="co22" table:default-cell-style-name="ce41"/>
        <table:table-row table:style-name="ro1">
          <table:table-cell table:style-name="ce42"/>
          <table:table-cell table:style-name="ce42" office:value-type="string" calcext:value-type="string">
            <text:p>Resultat d’Aprenentatge</text:p>
          </table:table-cell>
          <table:table-cell table:style-name="ce42" office:value-type="string" calcext:value-type="string">
            <text:p>Criteris d’Avaluació</text:p>
          </table:table-cell>
        </table:table-row>
        <table:table-row table:style-name="ro2">
          <table:table-cell office:value-type="string" calcext:value-type="string">
            <text:p>RA1</text:p>
          </table:table-cell>
          <table:table-cell office:value-type="string" calcext:value-type="string">
            <text:p>Instal·la sistemes operatius, analitzant les seues característiques i interpretant la documentació tècnica</text:p>
          </table:table-cell>
          <table:table-cell table:style-name="ce16" office:value-type="string" calcext:value-type="string">
            <text:p><text:span text:style-name="T2">RA1.</text:span>a) S'han identificat els elements funcionals d'un sistema informàtic.</text:p>
            <text:p><text:span text:style-name="T3">RA1.</text:span>b) S'han identificat les característiques, funcions i arquitectura d'un sistema operatiu.</text:p>
            <text:p><text:span text:style-name="T3">RA1.</text:span>c) S'han comparat diferents sistemes operatius, les seues versions i llicències d'ús, en funció dels seus requisits, característiques i camps d'aplicació.</text:p>
            <text:p><text:span text:style-name="T3">RA1.</text:span>d) S'han realitzat instal·lacions de diferents sistemes operatius.</text:p>
            <text:p><text:span text:style-name="T3">RA1.</text:span>e) S'han previst i aplicat tècniques d'actualització i recuperació del sistema.</text:p>
            <text:p><text:span text:style-name="T3">RA1.</text:span><text:span text:style-name="T4">f</text:span>) S'han solucionat incidències del sistema i del procés d'inici.</text:p>
            <text:p><text:span text:style-name="T3">RA1.</text:span>g) S'han utilitzat ferramentes per a conéixer el programari instal·lat en el sistema i el seu origen.</text:p>
            <text:p><text:span text:style-name="T3">RA1.</text:span>h) S'ha elaborat documentació de suport relativa a les instal·lacions efectuades i a les incidències detectades.</text:p>
          </table:table-cell>
        </table:table-row>
        <table:table-row table:style-name="ro3">
          <table:table-cell office:value-type="string" calcext:value-type="string">
            <text:p>RA2</text:p>
          </table:table-cell>
          <table:table-cell office:value-type="string" calcext:value-type="string">
            <text:p>Configura el programari de base, analitzant les necessitats d'explotació del sistema informàtic</text:p>
          </table:table-cell>
          <table:table-cell office:value-type="string" calcext:value-type="string">
            <text:p><text:span text:style-name="T3">RA2.</text:span>a) S'han planificat, creat i configurat comptes d'usuari, grups, perfils i polítiques de contrasenyes locals. </text:p>
            <text:p><text:span text:style-name="T5">RA2.</text:span>b) S'ha assegurat l'accés al sistema mitjançant l'ús de directives de compte i directives de contrasenyes. </text:p>
            <text:p><text:span text:style-name="T5">RA2.</text:span>c) S'ha actuat sobre els servicis i processos en funció de les necessitats del sistema. </text:p>
            <text:p><text:span text:style-name="T5">RA2.</text:span>d) S'han instal·lat, configurat i verificat protocols de xarxa. </text:p>
            <text:p><text:span text:style-name="T5">RA2.</text:span>e) S'han analitzat i configurat els diferents mètodes de resolució de noms. </text:p>
            <text:p><text:span text:style-name="T5">RA2.</text:span>f) S'ha optimitzat l'ús dels sistemes operatius per a sistemes portàtils. </text:p>
            <text:p><text:span text:style-name="T5">RA2.</text:span>g) S'han utilitzat màquines virtuals per a fer tasques de configuració de sistemes operatius i analitzar els seus resultats. </text:p>
            <text:p><text:span text:style-name="T5">RA2.</text:span>h) S'han documentat les tasques de configuració del programari de base.</text:p>
          </table:table-cell>
        </table:table-row>
        <table:table-row table:style-name="ro3">
          <table:table-cell office:value-type="string" calcext:value-type="string">
            <text:p>RA3</text:p>
          </table:table-cell>
          <table:table-cell office:value-type="string" calcext:value-type="string">
            <text:p>Assegura la informació del sistema, descrivint els procediments i utilitzant còpies de seguretat i sistemes tolerants a fallades.</text:p>
          </table:table-cell>
          <table:table-cell office:value-type="string" calcext:value-type="string">
            <text:p><text:span text:style-name="T5">RA3.</text:span>a) S'han comparat diversos sistemes d'arxius i analitzat les seues diferències i avantatges d'implementació. </text:p>
            <text:p><text:span text:style-name="T5">RA3.</text:span>b) S'ha descrit l'estructura de directoris del sistema operatiu. </text:p>
            <text:p><text:span text:style-name="T5">RA3.</text:span>c) S'han identificat els directoris contenidors dels arxius de configuració del sistema (binaris, ordes i llibreries). </text:p>
            <text:p><text:span text:style-name="T5">RA3.</text:span>d) S'han utilitzat ferramentes d'administració de discos per a crear particions, unitats lògiques, volums simples i volums distribuïts. </text:p>
            <text:p><text:span text:style-name="T5">RA3.</text:span>e) S'han implantat sistemes d'emmagatzematge redundant (RAID). </text:p>
            <text:p><text:span text:style-name="T5">RA3.</text:span>f) S'han implementat i automatitzat plans de còpies de seguretat. </text:p>
            <text:p><text:span text:style-name="T5">RA3.</text:span>g) S'han administrat quotes de disc. </text:p>
            <text:p><text:span text:style-name="T5">RA3.</text:span>h) S'han documentat les operacions realitzades i els mètodes a seguir per a la recuperació davant desastres.</text:p>
          </table:table-cell>
        </table:table-row>
        <table:table-row table:style-name="ro3">
          <table:table-cell office:value-type="string" calcext:value-type="string">
            <text:p>RA4</text:p>
          </table:table-cell>
          <table:table-cell table:style-name="ce25" office:value-type="string" calcext:value-type="string">
            <text:p>Centralitza la informació en servidors administrant estructures de dominis i analitzant els seus avantatges</text:p>
            <text:p/>
          </table:table-cell>
          <table:table-cell office:value-type="string" calcext:value-type="string">
            <text:p><text:span text:style-name="T5">RA4.</text:span><text:span text:style-name="T6">a) S'han implementat dominis. </text:span><text:span text:style-name="T7">RA4.</text:span><text:span text:style-name="T6">b) S'han administrat comptes d'usuari i comptes d'equip. </text:span><text:span text:style-name="T7">RA4.</text:span><text:span text:style-name="T6">c) S'ha centralitzat la informació personal dels usuaris del domini mitjançant l'ús de perfils mòbils i carpetes personals. </text:span><text:span text:style-name="T7">RA4.</text:span><text:span text:style-name="T6">d) S'han creat i administrat grups de seguretat. </text:span><text:span text:style-name="T7">RA4.</text:span><text:span text:style-name="T6">e) S'han creat plantilles que faciliten l'administració d'usuaris amb característiques similars. </text:span><text:span text:style-name="T7">RA4.</text:span><text:span text:style-name="T6">f) S'han organitzat els objectes del domini per a facilitar la seua administració. </text:span><text:span text:style-name="T7">RA4.</text:span>g) S'han utilitzat màquines virtuals per a administrar dominis i verificar el seu funcionament. </text:p>
            <text:p><text:span text:style-name="T5">RA4.</text:span>h) S'ha documentat l'estructura del domini i les tasques realitzades</text:p>
          </table:table-cell>
        </table:table-row>
        <table:table-row table:style-name="ro4">
          <table:table-cell office:value-type="string" calcext:value-type="string">
            <text:p>RA5</text:p>
          </table:table-cell>
          <table:table-cell office:value-type="string" calcext:value-type="string">
            <text:p>Administra l'accés a dominis analitzant i respectant requeriments de seguretat</text:p>
          </table:table-cell>
          <table:table-cell office:value-type="string" calcext:value-type="string">
            <text:p><text:span text:style-name="T5">RA5.</text:span>a) S'han incorporat equips al domini. </text:p>
            <text:p><text:span text:style-name="T5">RA5.</text:span>b) S'han previst bloquejos d'accessos no autoritzats al domini. </text:p>
            <text:p><text:span text:style-name="T5">RA5.</text:span>c) S'ha administrat l'accés a recursos locals i recursos de xarxa. </text:p>
            <text:p><text:span text:style-name="T5">RA5.</text:span>d) S'han tingut en compte els requeriments de seguretat. </text:p>
            <text:p><text:span text:style-name="T5">RA5.</text:span>e) S'han implementat i verificat directives de grup. </text:p>
            <text:p><text:span text:style-name="T5">RA5.</text:span>f) S'han assignat directives de grup. </text:p>
            <text:p><text:span text:style-name="T5">RA5.</text:span>g) S'han documentat les tasques i les incidències.</text:p>
          </table:table-cell>
        </table:table-row>
        <table:table-row table:style-name="ro4">
          <table:table-cell office:value-type="string" calcext:value-type="string">
            <text:p>RA6</text:p>
          </table:table-cell>
          <table:table-cell table:style-name="Default" office:value-type="string" calcext:value-type="string">
            <text:p>Detecta problemes de rendiment, monitorant el sistema amb les ferramentes adequades i documentant el procediment.</text:p>
            <text:p><text:span text:style-name="T1"/></text:p>
          </table:table-cell>
          <table:table-cell table:style-name="ce2" office:value-type="string" calcext:value-type="string">
            <text:p><text:span text:style-name="T5">RA6.</text:span>a) S'han identificat els objectes monitoritzables en un sistema informàtic. </text:p>
            <text:p><text:span text:style-name="T5">RA6.</text:span>b) S'han identificat els tipus de successos. </text:p>
            <text:p><text:span text:style-name="T5">RA6.</text:span>c) S'han utilitzat ferramentes de monitoratge en temps real. </text:p>
            <text:p><text:span text:style-name="T5">RA6.</text:span>d) S'ha monitorat el rendiment mitjançant registres de comptador i de seguiment del sistema. e) S'han planificat i configurat alertes de rendiment. </text:p>
            <text:p><text:span text:style-name="T5">RA6.</text:span>f) S'han interpretat els registres de rendiment emmagatzemats. </text:p>
            <text:p><text:span text:style-name="T5">RA6.</text:span>g) S'ha analitzat el sistema mitjançant tècniques de simulació per a optimitzar el rendiment. </text:p>
            <text:p><text:span text:style-name="T5">RA6.</text:span>h) S'ha elaborat documentació de suport i d'incidències.</text:p>
          </table:table-cell>
        </table:table-row>
        <table:table-row table:style-name="ro3">
          <table:table-cell office:value-type="string" calcext:value-type="string">
            <text:p>RA7</text:p>
          </table:table-cell>
          <table:table-cell table:style-name="Default" office:value-type="string" calcext:value-type="string">
            <text:p>Audita la utilització i accés a recursos, identificant i respectant les necessitats de seguretat del sistema</text:p>
          </table:table-cell>
          <table:table-cell table:style-name="ce2" office:value-type="string" calcext:value-type="string">
            <text:p><text:span text:style-name="T5">RA7.</text:span>a) S'han administrat drets d'usuari i directives de seguretat. </text:p>
            <text:p><text:span text:style-name="T5">RA7.</text:span>b) S'han identificat els objectes i successos auditables. </text:p>
            <text:p><text:span text:style-name="T5">RA7.</text:span>c) S'ha elaborat un pla d'auditories. </text:p>
            <text:p><text:span text:style-name="T5">RA7.</text:span>d) S'han identificat les repercussions de les auditories en el rendiment del sistema. </text:p>
            <text:p><text:span text:style-name="T5">RA7.</text:span>e) S'han auditat successos correctes i erronis. </text:p>
            <text:p><text:span text:style-name="T5">RA7.</text:span>f) S'han auditat els intents d'accés i els accessos a recursos del sistema. </text:p>
            <text:p><text:span text:style-name="T5">RA7.</text:span>g) S'han gestionat els registres d'auditoria. </text:p>
            <text:p><text:span text:style-name="T5">RA7.</text:span>h) S'ha documentat el procés d'auditoria i els seus resultats</text:p>
          </table:table-cell>
        </table:table-row>
        <table:table-row table:style-name="ro3">
          <table:table-cell office:value-type="string" calcext:value-type="string">
            <text:p>RA8</text:p>
          </table:table-cell>
          <table:table-cell table:style-name="Default" office:value-type="string" calcext:value-type="string">
            <text:p>Implanta programari específic amb estructura client/servidor donant resposta als requisits funcionals</text:p>
          </table:table-cell>
          <table:table-cell table:style-name="ce2" office:value-type="string" calcext:value-type="string">
            <text:p><text:span text:style-name="T5">RA8.</text:span>a) S'ha instal·lat programari específic segons la documentació tècnica. </text:p>
            <text:p><text:span text:style-name="T5">RA8.</text:span>b) S'han realitzat instal·lacions desateses. </text:p>
            <text:p><text:span text:style-name="T5">RA8.</text:span>c) S'ha configurat i utilitzat un servidor d'actualitzacions. </text:p>
            <text:p><text:span text:style-name="T5">RA8.</text:span>d) S'han planificat protocols d'actuació per a resoldre incidències. </text:p>
            <text:p><text:span text:style-name="T5">RA8.</text:span>e) S'han seguit els protocols d'actuació per a resoldre incidències. </text:p>
            <text:p><text:span text:style-name="T5">RA8.</text:span>f) S'ha donat assistència tècnica a través de la xarxa documentant les incidències. </text:p>
            <text:p><text:span text:style-name="T5">RA8.</text:span>g) S'han elaborat guies visuals i manuals per a instruir en l'ús de sistemes operatius o aplicacions. </text:p>
            <text:p><text:span text:style-name="T5">RA8.</text:span>h) S'han documentat les tasques realitzades.</text:p>
          </table:table-cell>
        </table:table-row>
        <table:table-row table:style-name="ro5">
          <table:table-cell/>
          <table:table-cell table:style-name="Default" table:number-columns-repeated="2"/>
        </table:table-row>
      </table:table>
      <table:table table:name="continguts" table:style-name="ta1">
        <table:table-column table:style-name="co23" table:default-cell-style-name="ce2"/>
        <table:table-column table:style-name="co24" table:default-cell-style-name="ce28"/>
        <table:table-column table:style-name="co3" table:number-columns-repeated="11" table:default-cell-style-name="ce28"/>
        <table:table-row table:style-name="ro1">
          <table:table-cell table:style-name="ce42" office:value-type="string" calcext:value-type="string">
            <text:p>RA</text:p>
          </table:table-cell>
          <table:table-cell table:style-name="ce42" office:value-type="string" calcext:value-type="string">
            <text:p>Continguts</text:p>
          </table:table-cell>
          <table:table-cell table:style-name="Default" table:number-columns-repeated="11"/>
        </table:table-row>
        <table:table-row table:style-name="ro6">
          <table:table-cell office:value-type="string" calcext:value-type="string">
            <text:p>RA1</text:p>
          </table:table-cell>
          <table:table-cell table:style-name="Default" office:value-type="string" calcext:value-type="string" table:number-columns-spanned="12" table:number-rows-spanned="1">
            <text:p>Instal·lació de programari lliure i propietari:</text:p>
            <text:p>C1.1− Estructura d’un sistema informàtic.</text:p>
            <text:p>C1.2− Arquitectura d’un sistema operatiu.</text:p>
            <text:p>C1.3− Funcions d’un sistema operatiu.</text:p>
            <text:p>C1.4− Tipus de sistemes operatius.</text:p>
            <text:p>C1.5− Sistemes operatius lliures. Característiques. Funcionalitats. Filosofia.</text:p>
            <text:p>C1.6− Sistemes propietaris. Característiques. Similituds. Diferències.</text:p>
            <text:p>C1.7− Tipus d’aplicacions.</text:p>
            <text:p>C1.8− Llicències i tipus de llicències.</text:p>
            <text:p>C1.9− Llicències de programari lliure.</text:p>
            <text:p>C1.10− Llicències de programari privatiu.</text:p>
            <text:p/>
            <text:p/>
            <text:p>Consideracions prèvies a la instal·lació de sistemes operatius lliures i propietaris:</text:p>
            <text:p>C2.1− BIOS. Característiques. Configuració i optimització.</text:p>
            <text:p>C2.2− Instal·lació de sistemes operatius. Requisits, versions i llicències.</text:p>
            <text:p>C2.3− Instal·lació per clonació. Preparació i configuració. Inconvenients.</text:p>
            <text:p>C2.4− Configuració i ús d’instal·lacions desateses. Implementació de fitxers de respostes.</text:p>
            <text:p>C2.5− Sistemes arrancables des de dispositius extraïbles. Creació i configuració.</text:p>
            <text:p>C2.6− Gestors d’arrancada. Arxius de configuració. Fitxers d’inici dels sistemes operatius.</text:p>
            <text:p>C2.7− Arrancada dual. Configuració i modificació.</text:p>
            <text:p>C2.8− Documentació de la instal·lació.</text:p>
            <text:p>C2.9− Instal·lació/desinstal·lació d’aplicacions. Requisits, versions i llicències.</text:p>
            <text:p>C2.10− Actualització de sistemes operatius i aplicacions.</text:p>
            <text:p>C2.11− Instal·lació de pedaços:</text:p>
            <text:p>C2.12− Seguretat.</text:p>
            <text:p>C2.13− Funcionalitat.</text:p>
            <text:p>C2.14− Altres.</text:p>
            <text:p>C2.15− Registre del sistema. Copia de seguretat. Restauració.</text:p>
            <text:p>C2.16− Ferramentes de virtualització. Administració i configuració.</text:p>
          </table:table-cell>
          <table:covered-table-cell table:number-columns-repeated="11" table:style-name="Default"/>
        </table:table-row>
        <table:table-row table:style-name="ro7">
          <table:table-cell office:value-type="string" calcext:value-type="string">
            <text:p>RA2</text:p>
          </table:table-cell>
          <table:table-cell table:style-name="Default" office:value-type="string" calcext:value-type="string" table:number-columns-spanned="12" table:number-rows-spanned="1">
            <text:p>Administració de programari de base:</text:p>
            <text:p>C3-1− Planificació i administració d’usuaris i grups locals.</text:p>
            <text:p>C3-2− Usuaris i grups predeterminats.</text:p>
            <text:p>C3-3− Seguretat de comptes d’usuari. Directrius locals.</text:p>
            <text:p>C3-4− Seguretat de contrasenyes. Directrius de comptes.             </text:p>
            <text:p>C3-5− Administració de perfils locals d’usuari. Readreçament de les carpetes d’usuari.</text:p>
            <text:p>C3-6− Configuració del protocol TCP/IP en un client de xarxa.</text:p>
            <text:p>C3-7− Configuració de la resolució de noms.</text:p>
            <text:p>C3-8− Fitxers de configuració de xarxa.</text:p>
            <text:p>C3-9− Configuració de xarxa alternativa personalitzada.</text:p>
            <text:p>C3-10− Resolució de problemes de connectivitat en sistemes operatius en xarxa.</text:p>
            <text:p>C3-11− Configuració de les opcions d’accessibilitat d’un sistema operatiu.</text:p>
            <text:p>C3-12− Optimització de sistemes per a ordinadors portàtils i dispositius mòbils. Arxius de xarxa sense connexió. Manteniment de la informació sincronitzada.</text:p>
            <text:p>C3-12− Documentació de la configuració del sistema.    </text:p>
          </table:table-cell>
          <table:covered-table-cell table:number-columns-repeated="11" table:style-name="Default"/>
        </table:table-row>
        <table:table-row table:style-name="ro8">
          <table:table-cell office:value-type="string" calcext:value-type="string">
            <text:p>RA3</text:p>
          </table:table-cell>
          <table:table-cell office:value-type="string" calcext:value-type="string" table:number-columns-spanned="12" table:number-rows-spanned="1">
            <text:p><text:span text:style-name="T8">Administració i assegurament de la informació:</text:span></text:p>
            <text:p><text:span text:style-name="T9">C4.1− Sistemes d’arxius. Sistemes d’arxius distribuïts, transaccionals, xifrats, virtuals, entre altres.</text:span></text:p>
            <text:p><text:span text:style-name="T9">C4.2− Gestió de sistemes d’arxius per mitjà d’ordes i entorns gràfics.</text:span></text:p>
            <text:p><text:span text:style-name="T9">C4.3− Gestió d’enllaços. Enllaços simbòlics.</text:span></text:p>
            <text:p><text:span text:style-name="T9">C4.4− Estructura de directoris de sistemes operatius lliures i propietaris. Arxius de configuració de sistema.</text:span></text:p>
            <text:p><text:span text:style-name="T9">C4.5− Cerca d’informació del sistema per mitjà d’ordes i ferramentes gràfiques.</text:span></text:p>
            <text:p><text:span text:style-name="T9">C4.6− Identificació del programari instal·lat per mitjà d’ordes i ferramentes gràfiques.</text:span></text:p>
            <text:p><text:span text:style-name="T9">C4.7− Gestió de la informació del sistema. Rendiment. Estadístiques.</text:span></text:p>
            <text:p><text:span text:style-name="T9">C4.8− Ferramentes d’administració de discos. Particions i volums. Compactació i revisió.</text:span></text:p>
            <text:p><text:span text:style-name="T9">C4.9− Extensió d’un volum. Ús de volums distribuïts. RAID0 per programari.</text:span></text:p>
            <text:p><text:span text:style-name="T9">C4.10− Tolerància a fallades de maquinari. RAID1 i RAID5 per programari.</text:span></text:p>
            <text:p><text:span text:style-name="T9">C4.11− Tipus de còpies de seguretat. Còpies totals, còpies incrementals, còpies diferencials i altres tipus de còpia.</text:span></text:p>
            <text:p><text:span text:style-name="T9">C4.12− Plans de còpies de seguretat. Programació de còpies de seguretat.</text:span></text:p>
            <text:p><text:span text:style-name="T9">C4.13− Recuperació en cas de fallada del sistema. Opcions de restauració del sistema.</text:span></text:p>
            <text:p><text:span text:style-name="T9">C4.14− Discos d’arrancada. Discos de recuperació.</text:span></text:p>
            <text:p><text:span text:style-name="T9">C4.15− Còpies de seguretat del sistema. Recuperació del sistema per mitjà de la consola. Punts de recuperació.</text:span></text:p>
            <text:p><text:span text:style-name="T9">C4.16− Creació i recuperació d’imatges de servidors.</text:span></text:p>
            <text:p><text:span text:style-name="T9">C4.17− Quotes de disc. Nivells de quota i nivells d’advertència.</text:span></text:p>
            <text:p><text:span text:style-name="T9">C4.18− Encriptació de dades. Xifratge d’arxius. Xifratge d’unitats.</text:span></text:p>
            <text:p><text:span text:style-name="T9">C4.19− Compressió d’unitats i dades.</text:span></text:p>
          </table:table-cell>
          <table:covered-table-cell table:number-columns-repeated="11"/>
        </table:table-row>
        <table:table-row table:style-name="ro9">
          <table:table-cell office:value-type="string" calcext:value-type="string">
            <text:p>RA4</text:p>
          </table:table-cell>
          <table:table-cell table:style-name="Default" office:value-type="string" calcext:value-type="string" table:number-columns-spanned="12" table:number-rows-spanned="1">
            <text:p>Administració de dominis:</text:p>
            <text:p>C5.1− Estructura treball en grup.</text:p>
            <text:p>C5.2− Administració d’una xarxa entre iguals.</text:p>
            <text:p>C5.3− Estructura client-servidor.</text:p>
            <text:p>C5.4− Protocol LDAP.</text:p>
            <text:p>C5.5− Concepte de domini. Subdominis. Requisits necessaris per a fer un domini.</text:p>
            <text:p>C5.6− Replicació de dominis.</text:p>
            <text:p>C5.7− Administració de comptes. Comptes predeterminats.</text:p>
            <text:p>C5.8− Contrasenyes. Bloquejos de compte.</text:p>
            <text:p>C5.9− Comptes d’usuaris i equips.</text:p>
            <text:p>C5.10− Perfils mòbils i obligatoris.</text:p>
            <text:p>C5.11− Carpetes personals.</text:p>
            <text:p>C5.12− Scripts d’inici de sessió.</text:p>
            <text:p>C5.13− Plantilles d’usuari. Variables d’entorn.</text:p>
            <text:p>C5.14− Administració de grups. Tipus. Estratègies d’imbricació. Grups predeterminats. Àmbits de grups.</text:p>
            <text:p>C5.15− Planificació i ús d’unitats organitzatives.</text:p>
            <text:p>C5.16− Documentació dels objectes del domini.</text:p>
          </table:table-cell>
          <table:covered-table-cell table:number-columns-repeated="11" table:style-name="Default"/>
        </table:table-row>
        <table:table-row table:style-name="ro10">
          <table:table-cell office:value-type="string" calcext:value-type="string">
            <text:p>RA5</text:p>
          </table:table-cell>
          <table:table-cell office:value-type="string" calcext:value-type="string" table:number-columns-spanned="12" table:number-rows-spanned="1">
            <text:p><text:span text:style-name="T8">Administració de l’accés al domini:</text:span></text:p>
            <text:p><text:span text:style-name="T9">C6.1− Equips del domini.</text:span></text:p>
            <text:p><text:span text:style-name="T9">C6.2− Administració de l’accés a recursos. Xarxes homogènies i heterogènies.                                               </text:span></text:p>
            <text:p><text:span text:style-name="T9">C6.3− Permisos de xarxa. Permisos locals. Herència. Permisos efectius.</text:span></text:p>
            <text:p><text:span text:style-name="T9">C6.4− Delegació de permisos.</text:span></text:p>
            <text:p><text:span text:style-name="T9">C6.5− Llistes de control d’accés.</text:span></text:p>
            <text:p><text:span text:style-name="T9">C6.6− Drets d’usuaris. Drets d’inici de sessió. Privilegis.</text:span></text:p>
            <text:p><text:span text:style-name="T9">C6.7− Directrius de seguretat.</text:span></text:p>
            <text:p><text:span text:style-name="T9">C6.8− Directrius de grup. Àmbit de les directrius. Plantilles administratives. La consola d’administració de directrius de grup. L’editor d’objectes de directrius.</text:span></text:p>
          </table:table-cell>
          <table:covered-table-cell table:number-columns-repeated="11"/>
        </table:table-row>
        <table:table-row table:style-name="ro11">
          <table:table-cell office:value-type="string" calcext:value-type="string">
            <text:p>RA6</text:p>
          </table:table-cell>
          <table:table-cell office:value-type="string" calcext:value-type="string" table:number-columns-spanned="12" table:number-rows-spanned="1">
            <text:p><text:span text:style-name="T8">Supervisió del rendiment del sistema:</text:span></text:p>
            <text:p><text:span text:style-name="T9">C7.1− Ferramentes de monitoratge en temps real.</text:span></text:p>
            <text:p><text:span text:style-name="T9">C7.2− Ferramentes de monitoratge continuat.</text:span></text:p>
            <text:p><text:span text:style-name="T9">C7.3− Ferramentes d’anàlisi del rendiment.</text:span></text:p>
            <text:p><text:span text:style-name="T9">C7.4− Tipus de successos: successos del sistema, successos de seguretat, successos d’aplicacions, etc.</text:span></text:p>
            <text:p><text:span text:style-name="T9">C7.5− Registres de successos.</text:span></text:p>
            <text:p><text:span text:style-name="T9">C7.6− Monitoratge de successos.</text:span></text:p>
            <text:p><text:span text:style-name="T9">C7.7− Gestió d’aplicacions, processos i subprocessos.</text:span></text:p>
            <text:p><text:span text:style-name="T9">C7.8− Monitoratge d’aplicacions i processos.</text:span></text:p>
            <text:p><text:span text:style-name="T9">C7.9− Monitoratge del rendiment del sistema per mitjà d’histogrames, gràfics i informes.</text:span></text:p>
            <text:p><text:span text:style-name="T9">C7.10− Ferramentes per a analitzar registres de rendiment.</text:span></text:p>
          </table:table-cell>
          <table:covered-table-cell table:number-columns-repeated="11"/>
        </table:table-row>
        <table:table-row table:style-name="ro11">
          <table:table-cell office:value-type="string" calcext:value-type="string">
            <text:p>RA7</text:p>
          </table:table-cell>
          <table:table-cell office:value-type="string" calcext:value-type="string" table:number-columns-spanned="12" table:number-rows-spanned="1">
            <text:p><text:span text:style-name="T8">Directrius de seguretat i auditories:</text:span></text:p>
            <text:p><text:span text:style-name="T9">C8.1− Requisits de seguretat del sistema i de les dades.</text:span></text:p>
            <text:p><text:span text:style-name="T9">C8.2− Seguretat d’usuaris i seguretat d’equips.</text:span></text:p>
            <text:p><text:span text:style-name="T9">C8.3− Planificació i configuració de directrius de seguretat local.</text:span></text:p>
            <text:p><text:span text:style-name="T9">C8.4− Registre del sistema operatiu.</text:span></text:p>
            <text:p><text:span text:style-name="T9">C8.5− Objectius de l’auditoria.</text:span></text:p>
            <text:p><text:span text:style-name="T9">C8.6− Àmbit de l’auditoria. Planificació. Aspectes auditables: accés a objectes, inicis de sessió, administració de comptes, entre altres.</text:span></text:p>
            <text:p><text:span text:style-name="T9">C8.7− Mecanismes de l’auditoria. Alarmes i accions correctives.</text:span></text:p>
            <text:p><text:span text:style-name="T9">C8.8− Informació del registre de l’auditoria.</text:span></text:p>
            <text:p><text:span text:style-name="T9">C8.9− Tècniques i ferramentes de l’auditoria.</text:span></text:p>
            <text:p><text:span text:style-name="T9">C8.10− Informes de l’auditoria. Explotació i documentació.</text:span></text:p>
          </table:table-cell>
          <table:covered-table-cell table:number-columns-repeated="11"/>
        </table:table-row>
        <table:table-row table:style-name="ro11">
          <table:table-cell office:value-type="string" calcext:value-type="string">
            <text:p>RA8</text:p>
          </table:table-cell>
          <table:table-cell office:value-type="string" calcext:value-type="string" table:number-columns-spanned="12" table:number-rows-spanned="1">
            <text:p><text:span text:style-name="T8">Resolució d’incidències i assistència tècnica:</text:span></text:p>
            <text:p><text:span text:style-name="T9">C9.1− Interpretació, anàlisi i elaboració de documentació tècnica.</text:span></text:p>
            <text:p><text:span text:style-name="T9">C9.2− Interpretació, anàlisi i elaboració de manuals d’instal·lació i configuració de sistemes operatius i aplicacions.</text:span></text:p>
            <text:p><text:span text:style-name="T9">C9.3− Llicències de client i llicències de servidor.</text:span></text:p>
            <text:p><text:span text:style-name="T9">C9-4− Control de versions i llicències.</text:span></text:p>
            <text:p><text:span text:style-name="T9">C9.5− Instal·lacions desateses de programari.</text:span></text:p>
            <text:p><text:span text:style-name="T9">C9.6− Servidors d’actualitzacions automàtiques.</text:span></text:p>
            <text:p><text:span text:style-name="T9">C9.7− Gestió de comunicats d’incidències. Protocols d’actuació.</text:span></text:p>
            <text:p><text:span text:style-name="T9">C9.8− Resolució d’incidències per via telemàtica.</text:span></text:p>
            <text:p><text:span text:style-name="T9">C9.9− Administració remota. Assistència remota.</text:span></text:p>
            <text:p><text:span text:style-name="T9">C9.10− Inventaris automàtics de programari i llicències. Pla de manteniment i auditoria del programari inventariat.</text:span></text:p>
          </table:table-cell>
          <table:covered-table-cell table:number-columns-repeated="11"/>
        </table:table-row>
        <table:table-row table:style-name="ro12">
          <table:table-cell table:style-name="Default" table:number-columns-repeated="13"/>
        </table:table-row>
      </table:table>
      <table:table table:name="sequenciacio_up_ra" table:style-name="ta1">
        <table:table-column table:style-name="co25" table:default-cell-style-name="ce2"/>
        <table:table-column table:style-name="co26" table:default-cell-style-name="ce2"/>
        <table:table-column table:style-name="co3" table:number-columns-repeated="2" table:default-cell-style-name="ce2"/>
        <table:table-column table:style-name="co27" table:default-cell-style-name="ce2"/>
        <table:table-column table:style-name="co23" table:default-cell-style-name="ce2"/>
        <table:table-column table:style-name="co28" table:default-cell-style-name="ce2"/>
        <table:table-column table:style-name="co29" table:number-columns-repeated="2" table:default-cell-style-name="ce2"/>
        <table:table-column table:style-name="co28" table:default-cell-style-name="ce2"/>
        <table:table-column table:style-name="co3" table:number-columns-repeated="2" table:default-cell-style-name="ce2"/>
        <table:table-row table:style-name="ro1">
          <table:table-cell table:style-name="ce42" office:value-type="string" calcext:value-type="string">
            <text:p>UP</text:p>
          </table:table-cell>
          <table:table-cell table:style-name="ce42" office:value-type="string" calcext:value-type="string">
            <text:p>Títol</text:p>
          </table:table-cell>
          <table:table-cell table:style-name="ce42" office:value-type="string" calcext:value-type="string">
            <text:p>RA1</text:p>
          </table:table-cell>
          <table:table-cell table:style-name="ce42" office:value-type="string" calcext:value-type="string">
            <text:p>RA2</text:p>
          </table:table-cell>
          <table:table-cell table:style-name="ce42" office:value-type="string" calcext:value-type="string">
            <text:p>RA3</text:p>
          </table:table-cell>
          <table:table-cell table:style-name="ce42" office:value-type="string" calcext:value-type="string">
            <text:p>RA4</text:p>
          </table:table-cell>
          <table:table-cell table:style-name="ce42" office:value-type="string" calcext:value-type="string">
            <text:p>RA5</text:p>
          </table:table-cell>
          <table:table-cell table:style-name="ce42" office:value-type="string" calcext:value-type="string">
            <text:p>RA6</text:p>
          </table:table-cell>
          <table:table-cell table:style-name="ce42" office:value-type="string" calcext:value-type="string">
            <text:p>RA7</text:p>
          </table:table-cell>
          <table:table-cell table:style-name="ce42" office:value-type="string" calcext:value-type="string">
            <text:p>RA8</text:p>
          </table:table-cell>
          <table:table-cell table:style-name="ce42" office:value-type="string" calcext:value-type="string">
            <text:p>Pes</text:p>
          </table:table-cell>
          <table:table-cell table:style-name="ce42" office:value-type="string" calcext:value-type="string">
            <text:p>Hores</text:p>
          </table:table-cell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Introducción als sistemes informàtics</text:p>
          </table:table-cell>
          <table:table-cell office:value-type="string" calcext:value-type="string">
            <text:p>RA1.a</text:p>
            <text:p>RA1.b</text:p>
            <text:p>RA1.c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. Virtualització i instal.lació</text:p>
          </table:table-cell>
          <table:table-cell office:value-type="string" calcext:value-type="string">
            <text:p>RA1.d</text:p>
          </table:table-cell>
          <table:table-cell office:value-type="string" calcext:value-type="string">
            <text:p>RA2.g</text:p>
          </table:table-cell>
          <table:table-cell table:number-columns-repeated="5"/>
          <table:table-cell office:value-type="string" calcext:value-type="string">
            <text:p>RA8.b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Sistemes de fitxers</text:p>
          </table:table-cell>
          <table:table-cell table:number-columns-repeated="2"/>
          <table:table-cell office:value-type="string" calcext:value-type="string">
            <text:p>RA3.a</text:p>
            <text:p>RA3.b</text:p>
            <text:p>RA3.c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SO. Gestió del programari</text:p>
          </table:table-cell>
          <table:table-cell office:value-type="string" calcext:value-type="string">
            <text:p>RA1.e</text:p>
            <text:p>RA1.f</text:p>
            <text:p>RA1.g</text:p>
          </table:table-cell>
          <table:table-cell office:value-type="string" calcext:value-type="string">
            <text:p>RA2.g</text:p>
          </table:table-cell>
          <table:table-cell table:number-columns-repeated="5"/>
          <table:table-cell office:value-type="string" calcext:value-type="string">
            <text:p>RA8.a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</table:table-row>
        <table:table-row table:style-name="ro14">
          <table:table-cell office:value-type="float" office:value="5" calcext:value-type="float">
            <text:p>5</text:p>
          </table:table-cell>
          <table:table-cell office:value-type="string" calcext:value-type="string">
            <text:p>Gestió de discos</text:p>
          </table:table-cell>
          <table:table-cell table:number-columns-repeated="2"/>
          <table:table-cell office:value-type="string" calcext:value-type="string">
            <text:p>RA3.d</text:p>
            <text:p>RA3.e</text:p>
            <text:p>RA3.f</text:p>
            <text:p>RA3.g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</table:table-row>
        <table:table-row table:style-name="ro15">
          <table:table-cell office:value-type="float" office:value="6" calcext:value-type="float">
            <text:p>6</text:p>
          </table:table-cell>
          <table:table-cell office:value-type="string" calcext:value-type="string">
            <text:p>Administració del programari base</text:p>
          </table:table-cell>
          <table:table-cell/>
          <table:table-cell office:value-type="string" calcext:value-type="string">
            <text:p>RA2.a</text:p>
            <text:p>RA2.c</text:p>
            <text:p>RA2.d</text:p>
            <text:p>RA2.e</text:p>
            <text:p>RA2.f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ups de treball i dominis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RA5.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</table:table-row>
        <table:table-row table:style-name="ro16">
          <table:table-cell office:value-type="float" office:value="8" calcext:value-type="float">
            <text:p>8</text:p>
          </table:table-cell>
          <table:table-cell office:value-type="string" calcext:value-type="string">
            <text:p>Accés als recursos</text:p>
          </table:table-cell>
          <table:table-cell table:number-columns-repeated="4"/>
          <table:table-cell office:value-type="string" calcext:value-type="string">
            <text:p>RA5.c</text:p>
            <text:p>RA5.d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3">
          <table:table-cell office:value-type="float" office:value="9" calcext:value-type="float">
            <text:p>9</text:p>
          </table:table-cell>
          <table:table-cell office:value-type="string" calcext:value-type="string">
            <text:p>Directives de grup</text:p>
          </table:table-cell>
          <table:table-cell/>
          <table:table-cell office:value-type="string" calcext:value-type="string">
            <text:p>RA2.b</text:p>
          </table:table-cell>
          <table:table-cell table:number-columns-repeated="2"/>
          <table:table-cell office:value-type="string" calcext:value-type="string">
            <text:p>RA5.b</text:p>
            <text:p>RA5.e</text:p>
            <text:p>RA5.f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ndiment del sistema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7">
          <table:table-cell office:value-type="float" office:value="11" calcext:value-type="float">
            <text:p>11</text:p>
          </table:table-cell>
          <table:table-cell office:value-type="string" calcext:value-type="string">
            <text:p>Resolució de incidències i asistència técnica</text:p>
          </table:table-cell>
          <table:table-cell table:number-columns-repeated="7"/>
          <table:table-cell office:value-type="string" calcext:value-type="string">
            <text:p>RA8.a</text:p>
            <text:p>RA8.c</text:p>
            <text:p>RA8.d</text:p>
            <text:p>RA8.e</text:p>
            <text:p>RA8.f</text:p>
            <text:p>RA8.g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es dels RA/Totals</text:p>
          </table:table-cell>
          <table:table-cell table:number-columns-repeated="8"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233" calcext:value-type="float">
            <text:p>233</text:p>
          </table:table-cell>
        </table:table-row>
      </table:table>
      <table:table table:name="sequenciacio_up_continguts" table:style-name="ta1">
        <table:table-column table:style-name="co25" table:default-cell-style-name="ce2"/>
        <table:table-column table:style-name="co26" table:default-cell-style-name="ce2"/>
        <table:table-column table:style-name="co30" table:default-cell-style-name="ce2"/>
        <table:table-column table:style-name="co31" table:default-cell-style-name="ce2"/>
        <table:table-column table:style-name="co30" table:number-columns-repeated="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row table:style-name="ro1">
          <table:table-cell table:style-name="ce42" office:value-type="string" calcext:value-type="string">
            <text:p>UP</text:p>
          </table:table-cell>
          <table:table-cell table:style-name="ce42" office:value-type="string" calcext:value-type="string">
            <text:p>Títol</text:p>
          </table:table-cell>
          <table:table-cell table:style-name="ce42" office:value-type="string" calcext:value-type="string">
            <text:p>C1</text:p>
          </table:table-cell>
          <table:table-cell table:style-name="ce42" office:value-type="string" calcext:value-type="string">
            <text:p>C2</text:p>
          </table:table-cell>
          <table:table-cell table:style-name="ce42" office:value-type="string" calcext:value-type="string">
            <text:p>C3</text:p>
          </table:table-cell>
          <table:table-cell table:style-name="ce42" office:value-type="string" calcext:value-type="string">
            <text:p>C4</text:p>
          </table:table-cell>
          <table:table-cell table:style-name="ce42" office:value-type="string" calcext:value-type="string">
            <text:p>C5</text:p>
          </table:table-cell>
          <table:table-cell table:style-name="ce42" office:value-type="string" calcext:value-type="string">
            <text:p>C6</text:p>
          </table:table-cell>
          <table:table-cell table:style-name="ce42" office:value-type="string" calcext:value-type="string">
            <text:p>C7</text:p>
          </table:table-cell>
          <table:table-cell table:style-name="ce42" office:value-type="string" calcext:value-type="string">
            <text:p>C8</text:p>
          </table:table-cell>
          <table:table-cell table:style-name="ce42" office:value-type="string" calcext:value-type="string">
            <text:p>C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roducción als sistemes informàtics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. Virtualització i instal.lació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stemes de fitxer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. Gestió del programari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stió de disco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ministració del programari ba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ups de treball i domini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cés als recurso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rectives de gru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ndiment del sistema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olució de incidències i asistència técnica</text:p>
          </table:table-cell>
          <table:table-cell table:number-columns-repeated="8"/>
          <table:table-cell office:value-type="string" calcext:value-type="string">
            <text:p>X</text:p>
          </table:table-cell>
        </table:table-row>
      </table:table>
      <table:table table:name="temporalització" table:style-name="ta1">
        <table:table-column table:style-name="co35" table:default-cell-style-name="ce2"/>
        <table:table-column table:style-name="co26" table:default-cell-style-name="ce2"/>
        <table:table-column table:style-name="co36" table:default-cell-style-name="ce2"/>
        <table:table-row table:style-name="ro1">
          <table:table-cell table:style-name="ce42" office:value-type="string" calcext:value-type="string">
            <text:p>UP</text:p>
          </table:table-cell>
          <table:table-cell table:style-name="ce42" office:value-type="string" calcext:value-type="string">
            <text:p>Títol</text:p>
          </table:table-cell>
          <table:table-cell table:style-name="ce42" office:value-type="string" calcext:value-type="string">
            <text:p>Trimes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roducción als sistemes informàti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. Virtualització i instal.laci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stemes de fitx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. Gestió del programar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stió de disc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ministració del programari ba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ups de treball i domin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cés als recurso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rectives de gru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ndiment del sistem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olució de incidències i asistència técnic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EE</text:p>
          </table:table-cell>
          <table:table-cell office:value-type="float" office:value="3" calcext:value-type="float">
            <text:p>3</text:p>
          </table:table-cell>
        </table:table-row>
      </table:table>
      <table:table table:name="avaluacio" table:style-name="ta1">
        <table:table-column table:style-name="co37" table:default-cell-style-name="Default"/>
        <table:table-column table:style-name="co38" table:default-cell-style-name="ce49"/>
        <table:table-column table:style-name="co36" table:default-cell-style-name="ce49"/>
        <table:table-row table:style-name="ro1">
          <table:table-cell table:style-name="ce42" office:value-type="string" calcext:value-type="string">
            <text:p>Resultat d’Aprenentatge</text:p>
          </table:table-cell>
          <table:table-cell table:style-name="ce46" office:value-type="string" calcext:value-type="string">
            <text:p>Pond. Parcial</text:p>
          </table:table-cell>
          <table:table-cell table:style-name="ce46" office:value-type="string" calcext:value-type="string">
            <text:p>Pond. Total</text:p>
          </table:table-cell>
        </table:table-row>
        <table:table-row table:style-name="ro1">
          <table:table-cell table:style-name="ce29" office:value-type="string" calcext:value-type="string">
            <text:p>RA1. Instal·la sistemes operatius, analitzant les seues característiques i interpretant la documentació tècnica</text:p>
          </table:table-cell>
          <table:table-cell table:style-name="ce47"/>
          <table:table-cell table:style-name="ce47" office:value-type="string" calcext:value-type="string">
            <text:p>12,5</text:p>
          </table:table-cell>
        </table:table-row>
        <table:table-row table:style-name="ro1">
          <table:table-cell table:style-name="ce30" office:value-type="string" calcext:value-type="string">
            <text:p><text:span text:style-name="T10">RA1.</text:span><text:span text:style-name="T11">a) S'han identificat els elements funcionals d'un sistema informàtic.</text:span></text:p>
          </table:table-cell>
          <table:table-cell table:style-name="ce50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0" office:value-type="string" calcext:value-type="string">
            <text:p><text:span text:style-name="T12">RA1.</text:span><text:span text:style-name="T13">b) S'han identificat les característiques, funcions i arquitectura d'un sistema operatiu.</text:span></text:p>
          </table:table-cell>
          <table:table-cell table:style-name="ce50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0" office:value-type="string" calcext:value-type="string">
            <text:p><text:span text:style-name="T12">RA1.</text:span><text:span text:style-name="T13">c) S'han comparat diferents sistemes operatius, les seues versions i llicències d'ús, en funció dels seus requisits, característiques i camps d'aplicació.</text:span></text:p>
          </table:table-cell>
          <table:table-cell table:style-name="ce50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0" office:value-type="string" calcext:value-type="string">
            <text:p><text:span text:style-name="T12">RA1.</text:span><text:span text:style-name="T13">d) S'han realitzat instal·lacions de diferents sistemes operatius.</text:span></text:p>
          </table:table-cell>
          <table:table-cell table:style-name="ce50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0" office:value-type="string" calcext:value-type="string">
            <text:p><text:span text:style-name="T12">RA1.</text:span><text:span text:style-name="T13">e) S'han previst i aplicat tècniques d'actualització i recuperació del sistema.</text:span></text:p>
          </table:table-cell>
          <table:table-cell table:style-name="ce50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1" office:value-type="string" calcext:value-type="string">
            <text:p><text:span text:style-name="T14">RA1.</text:span><text:span text:style-name="T15">f</text:span><text:span text:style-name="T16">) S'han solucionat incidències del sistema i del procés d'inici.</text:span></text:p>
          </table:table-cell>
          <table:table-cell table:style-name="ce50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0" office:value-type="string" calcext:value-type="string">
            <text:p><text:span text:style-name="T12">RA1.</text:span><text:span text:style-name="T13">g) S'han utilitzat ferramentes per a conéixer el programari instal·lat en el sistema i el seu origen.</text:span></text:p>
          </table:table-cell>
          <table:table-cell table:style-name="ce50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3" office:value-type="string" calcext:value-type="string">
            <text:p><text:span text:style-name="T3">RA1.</text:span>h) S'ha elaborat documentació de suport relativa a les instal·lacions efectuades i a les incidències detectades.</text:p>
          </table:table-cell>
          <table:table-cell table:style-name="ce50" office:value-type="string" calcext:value-type="string">
            <text:p>1,5</text:p>
          </table:table-cell>
          <table:table-cell table:style-name="ce48"/>
        </table:table-row>
        <table:table-row table:style-name="ro1">
          <table:table-cell table:style-name="ce34" office:value-type="string" calcext:value-type="string">
            <text:p>RA2. Configura el programari de base, analitzant les necessitats d'explotació del sistema informàtic</text:p>
          </table:table-cell>
          <table:table-cell table:style-name="ce48"/>
          <table:table-cell table:style-name="ce47" office:value-type="string" calcext:value-type="string">
            <text:p>12,5</text:p>
          </table:table-cell>
        </table:table-row>
        <table:table-row table:style-name="ro1">
          <table:table-cell table:style-name="ce31" office:value-type="string" calcext:value-type="string">
            <text:p><text:span text:style-name="T17">RA2.</text:span><text:span text:style-name="T18">a) S'han planificat, creat i configurat comptes d'usuari, grups, perfils i polítiques de contrasenyes locals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1" office:value-type="string" calcext:value-type="string">
            <text:p><text:span text:style-name="T17">RA2.</text:span><text:span text:style-name="T18">b) S'ha assegurat l'accés al sistema mitjançant l'ús de directives de compte i directives de contrasenyes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1" office:value-type="string" calcext:value-type="string">
            <text:p><text:span text:style-name="T17">RA2.</text:span><text:span text:style-name="T18">c) S'ha actuat sobre els servicis i processos en funció de les necessitats del sistema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1" office:value-type="string" calcext:value-type="string">
            <text:p><text:span text:style-name="T17">RA2.</text:span><text:span text:style-name="T18">d) S'han instal·lat, configurat i verificat protocols de xarxa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1" office:value-type="string" calcext:value-type="string">
            <text:p><text:span text:style-name="T17">RA2.</text:span><text:span text:style-name="T18">e) S'han analitzat i configurat els diferents mètodes de resolució de noms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1" office:value-type="string" calcext:value-type="string">
            <text:p><text:span text:style-name="T17">RA2.</text:span><text:span text:style-name="T18">f) S'ha optimitzat l'ús dels sistemes operatius per a sistemes portàtils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1" office:value-type="string" calcext:value-type="string">
            <text:p><text:span text:style-name="T17">RA2.</text:span><text:span text:style-name="T18">g) S'han utilitzat màquines virtuals per a fer tasques de configuració de sistemes operatius i analitzar els seus resultats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1" office:value-type="string" calcext:value-type="string">
            <text:p><text:span text:style-name="T5">RA2.</text:span>h) S'han documentat les tasques de configuració del programari de base.</text:p>
          </table:table-cell>
          <table:table-cell table:style-name="ce48" office:value-type="string" calcext:value-type="string">
            <text:p>1,5</text:p>
          </table:table-cell>
          <table:table-cell table:style-name="ce48"/>
        </table:table-row>
        <table:table-row table:style-name="ro1">
          <table:table-cell table:style-name="ce34" office:value-type="string" calcext:value-type="string">
            <text:p>RA3. Assegura la informació del sistema, descrivint els procediments i utilitzant còpies de seguretat i sistemes tolerants a fallades.</text:p>
          </table:table-cell>
          <table:table-cell table:style-name="ce47"/>
          <table:table-cell table:style-name="ce47" office:value-type="string" calcext:value-type="string">
            <text:p>12,5</text:p>
          </table:table-cell>
        </table:table-row>
        <table:table-row table:style-name="ro1">
          <table:table-cell table:style-name="ce31" office:value-type="string" calcext:value-type="string">
            <text:p><text:span text:style-name="T17">RA3.</text:span><text:span text:style-name="T18">a) S'han comparat diversos sistemes d'arxius i analitzat les seues diferències i avantatges d'implementació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1" office:value-type="string" calcext:value-type="string">
            <text:p><text:span text:style-name="T17">RA3.</text:span><text:span text:style-name="T18">b) S'ha descrit l'estructura de directoris del sistema operatiu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1" office:value-type="string" calcext:value-type="string">
            <text:p><text:span text:style-name="T17">RA3.</text:span><text:span text:style-name="T18">c) S'han identificat els directoris contenidors dels arxius de configuració del sistema (binaris, ordes i llibreries)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1" office:value-type="string" calcext:value-type="string">
            <text:p><text:span text:style-name="T17">RA3.</text:span><text:span text:style-name="T18">d) S'han utilitzat ferramentes d'administració de discos per a crear particions, unitats lògiques, volums simples i volums distribuïts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1" office:value-type="string" calcext:value-type="string">
            <text:p><text:span text:style-name="T17">RA3.</text:span><text:span text:style-name="T18">e) S'han implantat sistemes d'emmagatzematge redundant (RAID)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1" office:value-type="string" calcext:value-type="string">
            <text:p><text:span text:style-name="T17">RA3.</text:span><text:span text:style-name="T18">f) S'han implementat i automatitzat plans de còpies de seguretat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1" office:value-type="string" calcext:value-type="string">
            <text:p><text:span text:style-name="T17">RA3.</text:span><text:span text:style-name="T18">g) S'han administrat quotes de disc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1" office:value-type="string" calcext:value-type="string">
            <text:p><text:span text:style-name="T5">RA3.</text:span>h) S'han documentat les operacions realitzades i els mètodes a seguir per a la recuperació davant desastres.</text:p>
          </table:table-cell>
          <table:table-cell table:style-name="ce48" office:value-type="string" calcext:value-type="string">
            <text:p>1,5</text:p>
          </table:table-cell>
          <table:table-cell table:style-name="ce48"/>
        </table:table-row>
        <table:table-row table:style-name="ro1">
          <table:table-cell table:style-name="ce35" office:value-type="string" calcext:value-type="string">
            <text:p>RA4. Centralitza la informació en servidors administrant estructures de dominis i analitzant els seus avantatges</text:p>
          </table:table-cell>
          <table:table-cell table:style-name="ce48"/>
          <table:table-cell table:style-name="ce47" office:value-type="string" calcext:value-type="string">
            <text:p>12,5</text:p>
          </table:table-cell>
        </table:table-row>
        <table:table-row table:style-name="ro1">
          <table:table-cell office:value-type="string" calcext:value-type="string">
            <text:p><text:span text:style-name="T17">RA4.</text:span><text:span text:style-name="T19">a) S'han implementat dominis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office:value-type="string" calcext:value-type="string">
            <text:p><text:span text:style-name="T20">RA4.</text:span><text:span text:style-name="T21">b) S'han administrat comptes d'usuari i comptes d'equip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office:value-type="string" calcext:value-type="string">
            <text:p><text:span text:style-name="T20">RA4.</text:span><text:span text:style-name="T21">c) S'ha centralitzat la informació personal dels usuaris del domini mitjançant l'ús de perfils mòbils i carpetes personals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office:value-type="string" calcext:value-type="string">
            <text:p><text:span text:style-name="T20">RA4.</text:span><text:span text:style-name="T21">d) S'han creat i administrat grups de seguretat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office:value-type="string" calcext:value-type="string">
            <text:p><text:span text:style-name="T20">RA4.</text:span><text:span text:style-name="T21">e) S'han creat plantilles que faciliten l'administració d'usuaris amb característiques similars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office:value-type="string" calcext:value-type="string">
            <text:p><text:span text:style-name="T20">RA4.</text:span><text:span text:style-name="T21">f) S'han organitzat els objectes del domini per a facilitar la seua administració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office:value-type="string" calcext:value-type="string">
            <text:p><text:span text:style-name="T22">RA4.</text:span><text:span text:style-name="T23">g) S'han utilitzat màquines virtuals per a administrar dominis i verificar el seu funcionament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1" office:value-type="string" calcext:value-type="string">
            <text:p><text:span text:style-name="T5">RA4.</text:span>h) S'ha documentat l'estructura del domini i les tasques realitzades</text:p>
          </table:table-cell>
          <table:table-cell table:style-name="ce48" table:number-columns-repeated="2"/>
        </table:table-row>
        <table:table-row table:style-name="ro1">
          <table:table-cell table:style-name="ce34" office:value-type="string" calcext:value-type="string">
            <text:p>RA5. Administra l'accés a dominis analitzant i respectant requeriments de seguretat</text:p>
          </table:table-cell>
          <table:table-cell table:style-name="ce48"/>
          <table:table-cell table:style-name="ce47" office:value-type="string" calcext:value-type="string">
            <text:p>12,5</text:p>
          </table:table-cell>
        </table:table-row>
        <table:table-row table:style-name="ro1">
          <table:table-cell table:style-name="ce34" office:value-type="string" calcext:value-type="string">
            <text:p><text:span text:style-name="T17">RA5.</text:span><text:span text:style-name="T18">a) S'han incorporat equips al domini. </text:span></text:p>
          </table:table-cell>
          <table:table-cell table:style-name="ce48" office:value-type="string" calcext:value-type="string">
            <text:p>1,8</text:p>
          </table:table-cell>
          <table:table-cell table:style-name="ce47"/>
        </table:table-row>
        <table:table-row table:style-name="ro1">
          <table:table-cell table:style-name="ce34" office:value-type="string" calcext:value-type="string">
            <text:p><text:span text:style-name="T17">RA5.</text:span><text:span text:style-name="T18">b) S'han previst bloquejos d'accessos no autoritzats al domini. </text:span></text:p>
          </table:table-cell>
          <table:table-cell table:style-name="ce48" office:value-type="string" calcext:value-type="string">
            <text:p>1,8</text:p>
          </table:table-cell>
          <table:table-cell table:style-name="ce47"/>
        </table:table-row>
        <table:table-row table:style-name="ro1">
          <table:table-cell table:style-name="ce34" office:value-type="string" calcext:value-type="string">
            <text:p><text:span text:style-name="T17">RA5.</text:span><text:span text:style-name="T18">c) S'ha administrat l'accés a recursos locals i recursos de xarxa. </text:span></text:p>
          </table:table-cell>
          <table:table-cell table:style-name="ce48" office:value-type="string" calcext:value-type="string">
            <text:p>1,8</text:p>
          </table:table-cell>
          <table:table-cell table:style-name="ce47"/>
        </table:table-row>
        <table:table-row table:style-name="ro1">
          <table:table-cell table:style-name="ce34" office:value-type="string" calcext:value-type="string">
            <text:p><text:span text:style-name="T17">RA5.</text:span><text:span text:style-name="T18">d) S'han tingut en compte els requeriments de seguretat. </text:span></text:p>
          </table:table-cell>
          <table:table-cell table:style-name="ce48" office:value-type="string" calcext:value-type="string">
            <text:p>1,8</text:p>
          </table:table-cell>
          <table:table-cell table:style-name="ce47"/>
        </table:table-row>
        <table:table-row table:style-name="ro1">
          <table:table-cell table:style-name="ce34" office:value-type="string" calcext:value-type="string">
            <text:p><text:span text:style-name="T17">RA5.</text:span><text:span text:style-name="T18">e) S'han implementat i verificat directives de grup. </text:span></text:p>
          </table:table-cell>
          <table:table-cell table:style-name="ce48" office:value-type="string" calcext:value-type="string">
            <text:p>1,8</text:p>
          </table:table-cell>
          <table:table-cell table:style-name="ce47"/>
        </table:table-row>
        <table:table-row table:style-name="ro1">
          <table:table-cell table:style-name="ce34" office:value-type="string" calcext:value-type="string">
            <text:p><text:span text:style-name="T17">RA5.</text:span><text:span text:style-name="T18">f) S'han assignat directives de grup. </text:span></text:p>
          </table:table-cell>
          <table:table-cell table:style-name="ce48" office:value-type="string" calcext:value-type="string">
            <text:p>1,8</text:p>
          </table:table-cell>
          <table:table-cell table:style-name="ce47"/>
        </table:table-row>
        <table:table-row table:style-name="ro1">
          <table:table-cell table:style-name="ce34" office:value-type="string" calcext:value-type="string">
            <text:p><text:span text:style-name="T17">RA5.</text:span><text:span text:style-name="T18">g) S'han documentat les tasques i les incidències.</text:span></text:p>
          </table:table-cell>
          <table:table-cell table:style-name="ce48" office:value-type="string" calcext:value-type="string">
            <text:p>1,8</text:p>
          </table:table-cell>
          <table:table-cell table:style-name="ce47"/>
        </table:table-row>
        <table:table-row table:style-name="ro1">
          <table:table-cell table:style-name="ce35" office:value-type="string" calcext:value-type="string">
            <text:p>RA6. Detecta problemes de rendiment, monitorant el sistema amb les ferramentes adequades i documentant el procediment.</text:p>
          </table:table-cell>
          <table:table-cell table:style-name="ce48"/>
          <table:table-cell table:style-name="ce47" office:value-type="string" calcext:value-type="string">
            <text:p>12,5</text:p>
          </table:table-cell>
        </table:table-row>
        <table:table-row table:style-name="ro1">
          <table:table-cell table:style-name="ce35" office:value-type="string" calcext:value-type="string">
            <text:p><text:span text:style-name="T17">RA6.</text:span><text:span text:style-name="T18">a) S'han identificat els objectes monitoritzables en un sistema informàtic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5" office:value-type="string" calcext:value-type="string">
            <text:p><text:span text:style-name="T17">RA6.</text:span><text:span text:style-name="T18">b) S'han identificat els tipus de successos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5" office:value-type="string" calcext:value-type="string">
            <text:p><text:span text:style-name="T17">RA6.</text:span><text:span text:style-name="T18">c) S'han utilitzat ferramentes de monitoratge en temps real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5" office:value-type="string" calcext:value-type="string">
            <text:p><text:span text:style-name="T17">RA6.</text:span><text:span text:style-name="T18">d) S'ha monitorat el rendiment mitjançant registres de comptador i de seguiment del sistema. e) S'han planificat i configurat alertes de rendiment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5" office:value-type="string" calcext:value-type="string">
            <text:p><text:span text:style-name="T17">RA6.</text:span><text:span text:style-name="T18">f) S'han interpretat els registres de rendiment emmagatzemats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5" office:value-type="string" calcext:value-type="string">
            <text:p><text:span text:style-name="T17">RA6.</text:span><text:span text:style-name="T18">g) S'ha analitzat el sistema mitjançant tècniques de simulació per a optimitzar el rendiment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5" office:value-type="string" calcext:value-type="string">
            <text:p><text:span text:style-name="T17">RA6.</text:span><text:span text:style-name="T18">h) S'ha elaborat documentació de suport i d'incidències.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5" office:value-type="string" calcext:value-type="string">
            <text:p>RA7. Audita la utilització i accés a recursos, identificant i respectant les necessitats de seguretat del sistema</text:p>
          </table:table-cell>
          <table:table-cell table:style-name="ce48"/>
          <table:table-cell table:style-name="ce47" office:value-type="string" calcext:value-type="string">
            <text:p>12,5</text:p>
          </table:table-cell>
        </table:table-row>
        <table:table-row table:style-name="ro1">
          <table:table-cell table:style-name="ce35" office:value-type="string" calcext:value-type="string">
            <text:p><text:span text:style-name="T17">RA7.</text:span><text:span text:style-name="T18">a) S'han administrat drets d'usuari i directives de seguretat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5" office:value-type="string" calcext:value-type="string">
            <text:p><text:span text:style-name="T17">RA7.</text:span><text:span text:style-name="T18">b) S'han identificat els objectes i successos auditables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5" office:value-type="string" calcext:value-type="string">
            <text:p><text:span text:style-name="T17">RA7.</text:span><text:span text:style-name="T18">c) S'ha elaborat un pla d'auditories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5" office:value-type="string" calcext:value-type="string">
            <text:p><text:span text:style-name="T17">RA7.</text:span><text:span text:style-name="T18">d) S'han identificat les repercussions de les auditories en el rendiment del sistema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5" office:value-type="string" calcext:value-type="string">
            <text:p><text:span text:style-name="T17">RA7.</text:span><text:span text:style-name="T18">e) S'han auditat successos correctes i erronis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5" office:value-type="string" calcext:value-type="string">
            <text:p><text:span text:style-name="T17">RA7.</text:span><text:span text:style-name="T18">f) S'han auditat els intents d'accés i els accessos a recursos del sistema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5" office:value-type="string" calcext:value-type="string">
            <text:p><text:span text:style-name="T17">RA7.</text:span><text:span text:style-name="T18">g) S'han gestionat els registres d'auditoria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6" office:value-type="string" calcext:value-type="string">
            <text:p><text:span text:style-name="T5">RA7.</text:span>h) S'ha documentat el procés d'auditoria i els seus resultats</text:p>
          </table:table-cell>
          <table:table-cell table:style-name="ce48" office:value-type="string" calcext:value-type="string">
            <text:p>1,5</text:p>
          </table:table-cell>
          <table:table-cell table:style-name="ce48"/>
        </table:table-row>
        <table:table-row table:style-name="ro1">
          <table:table-cell table:style-name="ce35" office:value-type="string" calcext:value-type="string">
            <text:p>RA8. Implanta programari específic amb estructura client/servidor donant resposta als requisits funcionals</text:p>
          </table:table-cell>
          <table:table-cell table:style-name="ce48"/>
          <table:table-cell table:style-name="ce47" office:value-type="string" calcext:value-type="string">
            <text:p>12,5</text:p>
          </table:table-cell>
        </table:table-row>
        <table:table-row table:style-name="ro1">
          <table:table-cell table:style-name="ce35" office:value-type="string" calcext:value-type="string">
            <text:p><text:span text:style-name="T17">RA8.</text:span><text:span text:style-name="T18">a) S'ha instal·lat programari específic segons la documentació tècnica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5" office:value-type="string" calcext:value-type="string">
            <text:p><text:span text:style-name="T17">RA8.</text:span><text:span text:style-name="T18">b) S'han realitzat instal·lacions desateses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5" office:value-type="string" calcext:value-type="string">
            <text:p><text:span text:style-name="T17">RA8.</text:span><text:span text:style-name="T18">c) S'ha configurat i utilitzat un servidor d'actualitzacions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5" office:value-type="string" calcext:value-type="string">
            <text:p><text:span text:style-name="T17">RA8.</text:span><text:span text:style-name="T18">d) S'han planificat protocols d'actuació per a resoldre incidències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5" office:value-type="string" calcext:value-type="string">
            <text:p><text:span text:style-name="T17">RA8.</text:span><text:span text:style-name="T18">e) S'han seguit els protocols d'actuació per a resoldre incidències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5" office:value-type="string" calcext:value-type="string">
            <text:p><text:span text:style-name="T17">RA8.</text:span><text:span text:style-name="T18">f) S'ha donat assistència tècnica a través de la xarxa documentant les incidències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5" office:value-type="string" calcext:value-type="string">
            <text:p><text:span text:style-name="T17">RA8.</text:span><text:span text:style-name="T18">g) S'han elaborat guies visuals i manuals per a instruir en l'ús de sistemes operatius o aplicacions. </text:span></text:p>
          </table:table-cell>
          <table:table-cell table:style-name="ce48" office:value-type="string" calcext:value-type="string">
            <text:p>1,5</text:p>
          </table:table-cell>
          <table:table-cell table:style-name="ce47"/>
        </table:table-row>
        <table:table-row table:style-name="ro1">
          <table:table-cell table:style-name="ce37" office:value-type="string" calcext:value-type="string">
            <text:p><text:span text:style-name="T5">RA8.</text:span>h) S'han documentat les tasques realitzades.</text:p>
          </table:table-cell>
          <table:table-cell table:style-name="ce48" office:value-type="string" calcext:value-type="string">
            <text:p>1,5</text:p>
          </table:table-cell>
          <table:table-cell table:style-name="ce48"/>
        </table:table-row>
        <table:table-row table:style-name="ro1" table:number-rows-repeated="104850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 number:decimal-places="1"/>
    </number:time-style>
    <number:date-style style:name="N114">
      <number:day number:style="long"/>
      <number:text>-</number:text>
      <number:month number:textual="true"/>
      <number:text>-</number:text>
      <number:year/>
    </number:date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date-style style:name="N11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€</number:text>
    </number:number-style>
    <number:number-style style:name="N13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8P0"/>
    </number:number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0P0" style:volatile="true">
      <number:number number:decimal-places="0" number:min-decimal-places="0" number:min-integer-digits="1" number:grouping="true"/>
      <number:text> €</number:text>
    </number:number-style>
    <number:number-style style:name="N14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0P0"/>
    </number:number-style>
    <number:date-style style:name="N141">
      <number:month number:textual="true"/>
      <number:text>-</number:text>
      <number:year/>
    </number:date-style>
    <number:time-style style:name="N142">
      <number:hours/>
      <number:text>:</number:text>
      <number:minutes number:style="long"/>
      <number:text> </number:text>
      <number:am-pm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hours/>
      <number:text>:</number:text>
      <number:minutes number:style="long"/>
      <number:text>:</number:text>
      <number:seconds number:style="long"/>
    </number:time-style>
    <number:date-style style:name="N145">
      <number:day number:style="long"/>
      <number:text>-</number:text>
      <number:month number:textual="true"/>
    </number:date-style>
    <number:time-style style:name="N146">
      <number:hours/>
      <number:text>:</number:text>
      <number:minutes number:style="long"/>
    </number:time-style>
    <number:time-style style:name="N147">
      <number:minutes number:style="long"/>
      <number:text>:</number:text>
      <number:seconds number:style="long"/>
    </number:time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1P2" style:volatile="true">
      <number:text> </number:text>
      <number:fill-character> </number:fill-character>
      <number:text>- €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€</number:text>
    </number:number-style>
    <number:number-style style:name="N15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  <number:text> €</number:text>
    </number:number-style>
    <number:number-style style:name="N15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€</number:text>
    </number:number-style>
    <number:number-style style:name="N15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0" number:min-decimal-places="0" number:min-integer-digits="1" number:grouping="true"/>
      <number:text>   </number:text>
    </number:number-style>
    <number:number-style style:name="N15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 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  <number:text>   </number:text>
    </number:number-style>
    <number:number-style style:name="N15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  <number:text>   </number:text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60P0"/>
    </number:number-style>
    <number:number-style style:name="N16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1P2" style:volatile="true">
      <number:text> </number:text>
      <number:fill-character> </number:fill-character>
      <number:text>-   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2P2" style:volatile="true">
      <number:text> </number:text>
      <number:fill-character> </number:fill-character>
      <number:text>- €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percentage-style style:name="N165">
      <number:number number:decimal-places="0" number:min-decimal-places="0" number:min-integer-digits="1"/>
      <number:text> %</number:text>
    </number:percentage-style>
    <number:percentage-style style:name="N166">
      <number:number number:decimal-places="2" number:min-decimal-places="2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06:26:19.120459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9-30T12:30:48.259197092</dc:date>
    <meta:editing-duration>P2DT17H4M</meta:editing-duration>
    <meta:editing-cycles>168</meta:editing-cycles>
    <meta:generator>LibreOffice/7.6.4.1$Linux_X86_64 LibreOffice_project/e19e193f88cd6c0525a17fb7a176ed8e6a3e2aa1</meta:generator>
    <meta:document-statistic meta:table-count="10" meta:cell-count="527" meta:object-count="0"/>
  </office:meta>
</office:document-meta>
</file>